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ay13_input" table:style-name="ta1"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cmd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[.B2];100)" office:value-type="float" office:value="1" calcext:value-type="float">
            <text:p>1</text:p>
          </table:table-cell>
          <table:table-cell table:formula="of:=VLOOKUP([.C2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9" calcext:value-type="float">
            <text:p>379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table:formula="of:=MOD([.B6];100)" office:value-type="float" office:value="8" calcext:value-type="float">
            <text:p>8</text:p>
          </table:table-cell>
          <table:table-cell table:formula="of:=VLOOKUP([.C6];[$cmd.A$1:$cmd.B$11];2; TRUE())" office:value-type="string" office:string-value="EQ" calcext:value-type="string">
            <text:p>EQ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67" calcext:value-type="float">
            <text:p>2267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0415" calcext:value-type="float">
            <text:p>610415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5" calcext:value-type="float">
            <text:p>1005</text:p>
          </table:table-cell>
          <table:table-cell table:formula="of:=MOD([.B10];100)" office:value-type="float" office:value="5" calcext:value-type="float">
            <text:p>5</text:p>
          </table:table-cell>
          <table:table-cell table:formula="of:=VLOOKUP([.C10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table:formula="of:=MOD([.B14];100)" office:value-type="float" office:value="9" calcext:value-type="float">
            <text:p>9</text:p>
          </table:table-cell>
          <table:table-cell table:formula="of:=VLOOKUP([.C14];[$cmd.A$1:$cmd.B$11];2; TRUE())" office:value-type="string" office:string-value="Base" calcext:value-type="string">
            <text:p>Base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68" calcext:value-type="float">
            <text:p>2268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1" calcext:value-type="float">
            <text:p>1101</text:p>
          </table:table-cell>
          <table:table-cell table:formula="of:=MOD([.B16];100)" office:value-type="float" office:value="1" calcext:value-type="float">
            <text:p>1</text:p>
          </table:table-cell>
          <table:table-cell table:formula="of:=VLOOKUP([.C16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3" calcext:value-type="float">
            <text:p>383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1" calcext:value-type="float">
            <text:p>1101</text:p>
          </table:table-cell>
          <table:table-cell table:formula="of:=MOD([.B20];100)" office:value-type="float" office:value="1" calcext:value-type="float">
            <text:p>1</text:p>
          </table:table-cell>
          <table:table-cell table:formula="of:=VLOOKUP([.C20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2" calcext:value-type="float">
            <text:p>382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02" calcext:value-type="float">
            <text:p>20102</text:p>
          </table:table-cell>
          <table:table-cell table:formula="of:=MOD([.B24];100)" office:value-type="float" office:value="2" calcext:value-type="float">
            <text:p>2</text:p>
          </table:table-cell>
          <table:table-cell table:formula="of:=VLOOKUP([.C24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2" calcext:value-type="float">
            <text:p>382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01" calcext:value-type="float">
            <text:p>20101</text:p>
          </table:table-cell>
          <table:table-cell table:formula="of:=MOD([.B28];100)" office:value-type="float" office:value="1" calcext:value-type="float">
            <text:p>1</text:p>
          </table:table-cell>
          <table:table-cell table:formula="of:=VLOOKUP([.C28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3" calcext:value-type="float">
            <text:p>383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01" calcext:value-type="float">
            <text:p>21101</text:p>
          </table:table-cell>
          <table:table-cell table:formula="of:=MOD([.B32];100)" office:value-type="float" office:value="1" calcext:value-type="float">
            <text:p>1</text:p>
          </table:table-cell>
          <table:table-cell table:formula="of:=VLOOKUP([.C32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06" calcext:value-type="float">
            <text:p>1106</text:p>
          </table:table-cell>
          <table:table-cell table:formula="of:=MOD([.B36];100)" office:value-type="float" office:value="6" calcext:value-type="float">
            <text:p>6</text:p>
          </table:table-cell>
          <table:table-cell table:formula="of:=VLOOKUP([.C36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8" calcext:value-type="float">
            <text:p>578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MOD([.B39];100)" office:value-type="float" office:value="4" calcext:value-type="float">
            <text:p>4</text:p>
          </table:table-cell>
          <table:table-cell table:formula="of:=VLOOKUP([.C39];[$cmd.A$1:$cmd.B$11];2; TRUE())" office:value-type="string" office:string-value="Output" calcext:value-type="string">
            <text:p>Output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2" calcext:value-type="float">
            <text:p>382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MOD([.B41];100)" office:value-type="float" office:value="4" calcext:value-type="float">
            <text:p>4</text:p>
          </table:table-cell>
          <table:table-cell table:formula="of:=VLOOKUP([.C41];[$cmd.A$1:$cmd.B$11];2; TRUE())" office:value-type="string" office:string-value="Output" calcext:value-type="string">
            <text:p>Output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3" calcext:value-type="float">
            <text:p>383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4" calcext:value-type="float">
            <text:p>204</text:p>
          </table:table-cell>
          <table:table-cell table:formula="of:=MOD([.B43];100)" office:value-type="float" office:value="4" calcext:value-type="float">
            <text:p>4</text:p>
          </table:table-cell>
          <table:table-cell table:formula="of:=VLOOKUP([.C43];[$cmd.A$1:$cmd.B$11];2; TRUE())" office:value-type="string" office:string-value="Output" calcext:value-type="string">
            <text:p>Output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1" calcext:value-type="float">
            <text:p>1001</text:p>
          </table:table-cell>
          <table:table-cell table:formula="of:=MOD([.B45];100)" office:value-type="float" office:value="1" calcext:value-type="float">
            <text:p>1</text:p>
          </table:table-cell>
          <table:table-cell table:formula="of:=VLOOKUP([.C45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2" calcext:value-type="float">
            <text:p>382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2" calcext:value-type="float">
            <text:p>382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7" calcext:value-type="float">
            <text:p>1007</text:p>
          </table:table-cell>
          <table:table-cell table:formula="of:=MOD([.B49];100)" office:value-type="float" office:value="7" calcext:value-type="float">
            <text:p>7</text:p>
          </table:table-cell>
          <table:table-cell table:formula="of:=VLOOKUP([.C49];[$cmd.A$1:$cmd.B$11];2; TRUE())" office:value-type="string" office:string-value="LT" calcext:value-type="string">
            <text:p>LT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2" calcext:value-type="float">
            <text:p>382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5" calcext:value-type="float">
            <text:p>1005</text:p>
          </table:table-cell>
          <table:table-cell table:formula="of:=MOD([.B53];100)" office:value-type="float" office:value="5" calcext:value-type="float">
            <text:p>5</text:p>
          </table:table-cell>
          <table:table-cell table:formula="of:=VLOOKUP([.C53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1" calcext:value-type="float">
            <text:p>1001</text:p>
          </table:table-cell>
          <table:table-cell table:formula="of:=MOD([.B56];100)" office:value-type="float" office:value="1" calcext:value-type="float">
            <text:p>1</text:p>
          </table:table-cell>
          <table:table-cell table:formula="of:=VLOOKUP([.C56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3" calcext:value-type="float">
            <text:p>383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3" calcext:value-type="float">
            <text:p>383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7" calcext:value-type="float">
            <text:p>1007</text:p>
          </table:table-cell>
          <table:table-cell table:formula="of:=MOD([.B60];100)" office:value-type="float" office:value="7" calcext:value-type="float">
            <text:p>7</text:p>
          </table:table-cell>
          <table:table-cell table:formula="of:=VLOOKUP([.C60];[$cmd.A$1:$cmd.B$11];2; TRUE())" office:value-type="string" office:string-value="LT" calcext:value-type="string">
            <text:p>LT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3" calcext:value-type="float">
            <text:p>383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5" calcext:value-type="float">
            <text:p>1005</text:p>
          </table:table-cell>
          <table:table-cell table:formula="of:=MOD([.B64];100)" office:value-type="float" office:value="5" calcext:value-type="float">
            <text:p>5</text:p>
          </table:table-cell>
          <table:table-cell table:formula="of:=VLOOKUP([.C64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6" calcext:value-type="float">
            <text:p>1006</text:p>
          </table:table-cell>
          <table:table-cell table:formula="of:=MOD([.B67];100)" office:value-type="float" office:value="6" calcext:value-type="float">
            <text:p>6</text:p>
          </table:table-cell>
          <table:table-cell table:formula="of:=VLOOKUP([.C67];[$cmd.A$1:$cmd.B$11];2; TRUE())" office:value-type="string" office:string-value="JumpEq0" calcext:value-type="string">
            <text:p>JumpEq0</text:p>
          </table:table-cell>
          <table:table-cell/>
          <table:table-cell office:value-type="string" calcext:value-type="string">
            <text:p>Jump finish if 385 =0, probably if start of program is not patched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5" calcext:value-type="float">
            <text:p>385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formula="of:=MOD([.B70];100)" office:value-type="float" office:value="99" calcext:value-type="float">
            <text:p>99</text:p>
          </table:table-cell>
          <table:table-cell table:formula="of:=VLOOKUP([.C70];[$cmd.A$1:$cmd.B$11];2; TRUE())" office:value-type="string" office:string-value="Stop" calcext:value-type="string">
            <text:p>Stop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 table:formula="of:=MOD([.B71];100)" office:value-type="float" office:value="4" calcext:value-type="float">
            <text:p>4</text:p>
          </table:table-cell>
          <table:table-cell table:formula="of:=VLOOKUP([.C71];[$cmd.A$1:$cmd.B$11];2; TRUE())" office:value-type="string" office:string-value="Output" calcext:value-type="string">
            <text:p>Output</text:p>
          </table:table-cell>
          <table:table-cell/>
          <table:table-cell office:value-type="string" calcext:value-type="string">
            <text:p>Output score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table:formula="of:=MOD([.B73];100)" office:value-type="float" office:value="4" calcext:value-type="float">
            <text:p>4</text:p>
          </table:table-cell>
          <table:table-cell table:formula="of:=VLOOKUP([.C73];[$cmd.A$1:$cmd.B$11];2; TRUE())" office:value-type="string" office:string-value="Output" calcext:value-type="string">
            <text:p>Output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MOD([.B75];100)" office:value-type="float" office:value="4" calcext:value-type="float">
            <text:p>4</text:p>
          </table:table-cell>
          <table:table-cell table:formula="of:=VLOOKUP([.C75];[$cmd.A$1:$cmd.B$11];2; TRUE())" office:value-type="string" office:string-value="Output" calcext:value-type="string">
            <text:p>Output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6" calcext:value-type="float">
            <text:p>386</text:p>
          </table:table-cell>
          <table:table-cell table:number-columns-repeated="102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MOD([.B77];100)" office:value-type="float" office:value="3" calcext:value-type="float">
            <text:p>3</text:p>
          </table:table-cell>
          <table:table-cell table:style-name="ce1" table:formula="of:=VLOOKUP([.C77];[$cmd.A$1:$cmd.B$11];2; TRUE())" office:value-type="string" office:string-value="Input" calcext:value-type="string">
            <text:p>Input</text:p>
          </table:table-cell>
          <table:table-cell table:style-name="ce1"/>
          <table:table-cell table:style-name="ce1" office:value-type="string" calcext:value-type="string">
            <text:p>Start of main loop</text:p>
          </table:table-cell>
          <table:table-cell table:style-name="ce1"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7" calcext:value-type="float">
            <text:p>1007</text:p>
          </table:table-cell>
          <table:table-cell table:formula="of:=MOD([.B79];100)" office:value-type="float" office:value="7" calcext:value-type="float">
            <text:p>7</text:p>
          </table:table-cell>
          <table:table-cell table:formula="of:=VLOOKUP([.C79];[$cmd.A$1:$cmd.B$11];2; TRUE())" office:value-type="string" office:string-value="LT" calcext:value-type="string">
            <text:p>LT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5" calcext:value-type="float">
            <text:p>1005</text:p>
          </table:table-cell>
          <table:table-cell table:formula="of:=MOD([.B83];100)" office:value-type="float" office:value="5" calcext:value-type="float">
            <text:p>5</text:p>
          </table:table-cell>
          <table:table-cell table:formula="of:=VLOOKUP([.C83];[$cmd.A$1:$cmd.B$11];2; TRUE())" office:value-type="string" office:string-value="JumpGT0" calcext:value-type="string">
            <text:p>JumpGT0</text:p>
          </table:table-cell>
          <table:table-cell/>
          <table:table-cell office:value-type="string" calcext:value-type="string">
            <text:p>Paddle going left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formula="of:=MOD([.B86];100)" office:value-type="float" office:value="7" calcext:value-type="float">
            <text:p>7</text:p>
          </table:table-cell>
          <table:table-cell table:formula="of:=VLOOKUP([.C86];[$cmd.A$1:$cmd.B$11];2; TRUE())" office:value-type="string" office:string-value="LT" calcext:value-type="string">
            <text:p>LT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5" calcext:value-type="float">
            <text:p>1005</text:p>
          </table:table-cell>
          <table:table-cell table:formula="of:=MOD([.B90];100)" office:value-type="float" office:value="5" calcext:value-type="float">
            <text:p>5</text:p>
          </table:table-cell>
          <table:table-cell table:formula="of:=VLOOKUP([.C90];[$cmd.A$1:$cmd.B$11];2; TRUE())" office:value-type="string" office:string-value="JumpGT0" calcext:value-type="string">
            <text:p>JumpGT0</text:p>
          </table:table-cell>
          <table:table-cell/>
          <table:table-cell office:value-type="string" calcext:value-type="string">
            <text:p>Paddle going right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05" calcext:value-type="float">
            <text:p>1105</text:p>
          </table:table-cell>
          <table:table-cell table:formula="of:=MOD([.B93];100)" office:value-type="float" office:value="5" calcext:value-type="float">
            <text:p>5</text:p>
          </table:table-cell>
          <table:table-cell table:formula="of:=VLOOKUP([.C93];[$cmd.A$1:$cmd.B$11];2; TRUE())" office:value-type="string" office:string-value="JumpGT0" calcext:value-type="string">
            <text:p>JumpGT0</text:p>
          </table:table-cell>
          <table:table-cell/>
          <table:table-cell office:value-type="string" calcext:value-type="string">
            <text:p>Paddle not moving ?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07" calcext:value-type="float">
            <text:p>107</text:p>
          </table:table-cell>
          <table:table-cell table:style-name="ce2" table:formula="of:=MOD([.B96];100)" office:value-type="float" office:value="7" calcext:value-type="float">
            <text:p>7</text:p>
          </table:table-cell>
          <table:table-cell table:style-name="ce2" table:formula="of:=VLOOKUP([.C96];[$cmd.A$1:$cmd.B$11];2; TRUE())" office:value-type="string" office:string-value="LT" calcext:value-type="string">
            <text:p>LT</text:p>
          </table:table-cell>
          <table:table-cell table:style-name="ce2"/>
          <table:table-cell table:style-name="ce2" office:value-type="string" calcext:value-type="string">
            <text:p>Paddle goes left</text:p>
          </table:table-cell>
          <table:table-cell table:style-name="ce2"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2" calcext:value-type="float">
            <text:p>392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6" calcext:value-type="float">
            <text:p>1006</text:p>
          </table:table-cell>
          <table:table-cell table:formula="of:=MOD([.B100];100)" office:value-type="float" office:value="6" calcext:value-type="float">
            <text:p>6</text:p>
          </table:table-cell>
          <table:table-cell table:formula="of:=VLOOKUP([.C100];[$cmd.A$1:$cmd.B$11];2; TRUE())" office:value-type="string" office:string-value="JumpEq0" calcext:value-type="string">
            <text:p>JumpEq0</text:p>
          </table:table-cell>
          <table:table-cell/>
          <table:table-cell office:value-type="string" calcext:value-type="string">
            <text:p>Doesn’t move if already fully at the left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1" calcext:value-type="float">
            <text:p>1101</text:p>
          </table:table-cell>
          <table:table-cell table:formula="of:=MOD([.B103];100)" office:value-type="float" office:value="1" calcext:value-type="float">
            <text:p>1</text:p>
          </table:table-cell>
          <table:table-cell table:formula="of:=VLOOKUP([.C103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06" calcext:value-type="float">
            <text:p>1106</text:p>
          </table:table-cell>
          <table:table-cell table:formula="of:=MOD([.B107];100)" office:value-type="float" office:value="6" calcext:value-type="float">
            <text:p>6</text:p>
          </table:table-cell>
          <table:table-cell table:formula="of:=VLOOKUP([.C107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table:number-columns-repeated="102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table:formula="of:=MOD([.B110];100)" office:value-type="float" office:value="7" calcext:value-type="float">
            <text:p>7</text:p>
          </table:table-cell>
          <table:table-cell table:style-name="ce2" table:formula="of:=VLOOKUP([.C110];[$cmd.A$1:$cmd.B$11];2; TRUE())" office:value-type="string" office:string-value="LT" calcext:value-type="string">
            <text:p>LT</text:p>
          </table:table-cell>
          <table:table-cell table:style-name="ce2"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92" calcext:value-type="float">
            <text:p>392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6" calcext:value-type="float">
            <text:p>1006</text:p>
          </table:table-cell>
          <table:table-cell table:formula="of:=MOD([.B114];100)" office:value-type="float" office:value="6" calcext:value-type="float">
            <text:p>6</text:p>
          </table:table-cell>
          <table:table-cell table:formula="of:=VLOOKUP([.C114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01" calcext:value-type="float">
            <text:p>1101</text:p>
          </table:table-cell>
          <table:table-cell table:formula="of:=MOD([.B117];100)" office:value-type="float" office:value="1" calcext:value-type="float">
            <text:p>1</text:p>
          </table:table-cell>
          <table:table-cell table:formula="of:=VLOOKUP([.C117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001" calcext:value-type="float">
            <text:p>21001</text:p>
          </table:table-cell>
          <table:table-cell table:formula="of:=MOD([.B121];100)" office:value-type="float" office:value="1" calcext:value-type="float">
            <text:p>1</text:p>
          </table:table-cell>
          <table:table-cell table:formula="of:=VLOOKUP([.C121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2" calcext:value-type="float">
            <text:p>392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102" calcext:value-type="float">
            <text:p>21102</text:p>
          </table:table-cell>
          <table:table-cell table:formula="of:=MOD([.B125];100)" office:value-type="float" office:value="2" calcext:value-type="float">
            <text:p>2</text:p>
          </table:table-cell>
          <table:table-cell table:formula="of:=VLOOKUP([.C125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101" calcext:value-type="float">
            <text:p>21101</text:p>
          </table:table-cell>
          <table:table-cell table:formula="of:=MOD([.B129];100)" office:value-type="float" office:value="1" calcext:value-type="float">
            <text:p>1</text:p>
          </table:table-cell>
          <table:table-cell table:formula="of:=VLOOKUP([.C129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102" calcext:value-type="float">
            <text:p>21102</text:p>
          </table:table-cell>
          <table:table-cell table:formula="of:=MOD([.B133];100)" office:value-type="float" office:value="2" calcext:value-type="float">
            <text:p>2</text:p>
          </table:table-cell>
          <table:table-cell table:formula="of:=VLOOKUP([.C133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05" calcext:value-type="float">
            <text:p>1105</text:p>
          </table:table-cell>
          <table:table-cell table:formula="of:=MOD([.B137];100)" office:value-type="float" office:value="5" calcext:value-type="float">
            <text:p>5</text:p>
          </table:table-cell>
          <table:table-cell table:formula="of:=VLOOKUP([.C137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49" calcext:value-type="float">
            <text:p>549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MOD([.B140];100)" office:value-type="float" office:value="1" calcext:value-type="float">
            <text:p>1</text:p>
          </table:table-cell>
          <table:table-cell table:formula="of:=VLOOKUP([.C140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92" calcext:value-type="float">
            <text:p>392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92" calcext:value-type="float">
            <text:p>392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02" calcext:value-type="float">
            <text:p>21002</text:p>
          </table:table-cell>
          <table:table-cell table:formula="of:=MOD([.B144];100)" office:value-type="float" office:value="2" calcext:value-type="float">
            <text:p>2</text:p>
          </table:table-cell>
          <table:table-cell table:formula="of:=VLOOKUP([.C144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92" calcext:value-type="float">
            <text:p>392</text:p>
          </table:table-cell>
          <table:table-cell table:number-columns-repeated="102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101" calcext:value-type="float">
            <text:p>21101</text:p>
          </table:table-cell>
          <table:table-cell table:formula="of:=MOD([.B148];100)" office:value-type="float" office:value="1" calcext:value-type="float">
            <text:p>1</text:p>
          </table:table-cell>
          <table:table-cell table:formula="of:=VLOOKUP([.C148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101" calcext:value-type="float">
            <text:p>21101</text:p>
          </table:table-cell>
          <table:table-cell table:formula="of:=MOD([.B152];100)" office:value-type="float" office:value="1" calcext:value-type="float">
            <text:p>1</text:p>
          </table:table-cell>
          <table:table-cell table:formula="of:=VLOOKUP([.C152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101" calcext:value-type="float">
            <text:p>21101</text:p>
          </table:table-cell>
          <table:table-cell table:formula="of:=MOD([.B156];100)" office:value-type="float" office:value="1" calcext:value-type="float">
            <text:p>1</text:p>
          </table:table-cell>
          <table:table-cell table:formula="of:=VLOOKUP([.C156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06" calcext:value-type="float">
            <text:p>1106</text:p>
          </table:table-cell>
          <table:table-cell table:formula="of:=MOD([.B160];100)" office:value-type="float" office:value="6" calcext:value-type="float">
            <text:p>6</text:p>
          </table:table-cell>
          <table:table-cell table:formula="of:=VLOOKUP([.C160];[$cmd.A$1:$cmd.B$11];2; TRUE())" office:value-type="string" office:string-value="JumpEq0" calcext:value-type="string">
            <text:p>JumpEq0</text:p>
          </table:table-cell>
          <table:table-cell office:value-type="string" calcext:value-type="string">
            <text:p>Jump to 549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49" calcext:value-type="float">
            <text:p>549</text:p>
          </table:table-cell>
          <table:table-cell table:number-columns-repeated="1022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table:formula="of:=MOD([.B163];100)" office:value-type="float" office:value="1" calcext:value-type="float">
            <text:p>1</text:p>
          </table:table-cell>
          <table:table-cell table:style-name="ce2" table:formula="of:=VLOOKUP([.C163];[$cmd.A$1:$cmd.B$11];2; TRUE())" office:value-type="string" office:string-value="+" calcext:value-type="string">
            <text:p>+</text:p>
          </table:table-cell>
          <table:table-cell table:style-name="ce2"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001" calcext:value-type="float">
            <text:p>20001</text:p>
          </table:table-cell>
          <table:table-cell table:formula="of:=MOD([.B167];100)" office:value-type="float" office:value="1" calcext:value-type="float">
            <text:p>1</text:p>
          </table:table-cell>
          <table:table-cell table:formula="of:=VLOOKUP([.C167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101" calcext:value-type="float">
            <text:p>20101</text:p>
          </table:table-cell>
          <table:table-cell table:formula="of:=MOD([.B171];100)" office:value-type="float" office:value="1" calcext:value-type="float">
            <text:p>1</text:p>
          </table:table-cell>
          <table:table-cell table:formula="of:=VLOOKUP([.C171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102" calcext:value-type="float">
            <text:p>21102</text:p>
          </table:table-cell>
          <table:table-cell table:formula="of:=MOD([.B175];100)" office:value-type="float" office:value="2" calcext:value-type="float">
            <text:p>2</text:p>
          </table:table-cell>
          <table:table-cell table:formula="of:=VLOOKUP([.C175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05" calcext:value-type="float">
            <text:p>1105</text:p>
          </table:table-cell>
          <table:table-cell table:formula="of:=MOD([.B179];100)" office:value-type="float" office:value="5" calcext:value-type="float">
            <text:p>5</text:p>
          </table:table-cell>
          <table:table-cell table:formula="of:=VLOOKUP([.C179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78" calcext:value-type="float">
            <text:p>578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06" calcext:value-type="float">
            <text:p>1206</text:p>
          </table:table-cell>
          <table:table-cell table:formula="of:=MOD([.B182];100)" office:value-type="float" office:value="6" calcext:value-type="float">
            <text:p>6</text:p>
          </table:table-cell>
          <table:table-cell table:formula="of:=VLOOKUP([.C182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13" calcext:value-type="float">
            <text:p>213</text:p>
          </table:table-cell>
          <table:table-cell table:number-columns-repeated="102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08" calcext:value-type="float">
            <text:p>1208</text:p>
          </table:table-cell>
          <table:table-cell table:formula="of:=MOD([.B185];100)" office:value-type="float" office:value="8" calcext:value-type="float">
            <text:p>8</text:p>
          </table:table-cell>
          <table:table-cell table:formula="of:=VLOOKUP([.C185];[$cmd.A$1:$cmd.B$11];2; TRUE())" office:value-type="string" office:string-value="EQ" calcext:value-type="string">
            <text:p>EQ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6" calcext:value-type="float">
            <text:p>1006</text:p>
          </table:table-cell>
          <table:table-cell table:formula="of:=MOD([.B189];100)" office:value-type="float" office:value="6" calcext:value-type="float">
            <text:p>6</text:p>
          </table:table-cell>
          <table:table-cell table:formula="of:=VLOOKUP([.C189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5" calcext:value-type="float">
            <text:p>205</text:p>
          </table:table-cell>
          <table:table-cell table:number-columns-repeated="102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001" calcext:value-type="float">
            <text:p>20001</text:p>
          </table:table-cell>
          <table:table-cell table:formula="of:=MOD([.B192];100)" office:value-type="float" office:value="1" calcext:value-type="float">
            <text:p>1</text:p>
          </table:table-cell>
          <table:table-cell table:formula="of:=VLOOKUP([.C192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002" calcext:value-type="float">
            <text:p>21002</text:p>
          </table:table-cell>
          <table:table-cell table:formula="of:=MOD([.B196];100)" office:value-type="float" office:value="2" calcext:value-type="float">
            <text:p>2</text:p>
          </table:table-cell>
          <table:table-cell table:formula="of:=VLOOKUP([.C196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101" calcext:value-type="float">
            <text:p>21101</text:p>
          </table:table-cell>
          <table:table-cell table:formula="of:=MOD([.B200];100)" office:value-type="float" office:value="1" calcext:value-type="float">
            <text:p>1</text:p>
          </table:table-cell>
          <table:table-cell table:formula="of:=VLOOKUP([.C200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06" calcext:value-type="float">
            <text:p>1106</text:p>
          </table:table-cell>
          <table:table-cell table:formula="of:=MOD([.B204];100)" office:value-type="float" office:value="6" calcext:value-type="float">
            <text:p>6</text:p>
          </table:table-cell>
          <table:table-cell table:formula="of:=VLOOKUP([.C204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93" calcext:value-type="float">
            <text:p>393</text:p>
          </table:table-cell>
          <table:table-cell table:number-columns-repeated="102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formula="of:=MOD([.B207];100)" office:value-type="float" office:value="2" calcext:value-type="float">
            <text:p>2</text:p>
          </table:table-cell>
          <table:table-cell table:formula="of:=VLOOKUP([.C207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02" calcext:value-type="float">
            <text:p>1102</text:p>
          </table:table-cell>
          <table:table-cell table:formula="of:=MOD([.B211];100)" office:value-type="float" office:value="2" calcext:value-type="float">
            <text:p>2</text:p>
          </table:table-cell>
          <table:table-cell table:formula="of:=VLOOKUP([.C211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002" calcext:value-type="float">
            <text:p>21002</text:p>
          </table:table-cell>
          <table:table-cell table:formula="of:=MOD([.B215];100)" office:value-type="float" office:value="2" calcext:value-type="float">
            <text:p>2</text:p>
          </table:table-cell>
          <table:table-cell table:formula="of:=VLOOKUP([.C215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001" calcext:value-type="float">
            <text:p>20001</text:p>
          </table:table-cell>
          <table:table-cell table:formula="of:=MOD([.B219];100)" office:value-type="float" office:value="1" calcext:value-type="float">
            <text:p>1</text:p>
          </table:table-cell>
          <table:table-cell table:formula="of:=VLOOKUP([.C219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91" calcext:value-type="float">
            <text:p>391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1102" calcext:value-type="float">
            <text:p>21102</text:p>
          </table:table-cell>
          <table:table-cell table:formula="of:=MOD([.B223];100)" office:value-type="float" office:value="2" calcext:value-type="float">
            <text:p>2</text:p>
          </table:table-cell>
          <table:table-cell table:formula="of:=VLOOKUP([.C223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table:number-columns-repeated="102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06" calcext:value-type="float">
            <text:p>1106</text:p>
          </table:table-cell>
          <table:table-cell table:formula="of:=MOD([.B227];100)" office:value-type="float" office:value="6" calcext:value-type="float">
            <text:p>6</text:p>
          </table:table-cell>
          <table:table-cell table:formula="of:=VLOOKUP([.C227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78" calcext:value-type="float">
            <text:p>578</text:p>
          </table:table-cell>
          <table:table-cell table:number-columns-repeated="102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06" calcext:value-type="float">
            <text:p>1206</text:p>
          </table:table-cell>
          <table:table-cell table:formula="of:=MOD([.B230];100)" office:value-type="float" office:value="6" calcext:value-type="float">
            <text:p>6</text:p>
          </table:table-cell>
          <table:table-cell table:formula="of:=VLOOKUP([.C230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table:number-columns-repeated="102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08" calcext:value-type="float">
            <text:p>1208</text:p>
          </table:table-cell>
          <table:table-cell table:formula="of:=MOD([.B233];100)" office:value-type="float" office:value="8" calcext:value-type="float">
            <text:p>8</text:p>
          </table:table-cell>
          <table:table-cell table:formula="of:=VLOOKUP([.C233];[$cmd.A$1:$cmd.B$11];2; TRUE())" office:value-type="string" office:string-value="EQ" calcext:value-type="string">
            <text:p>EQ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6" calcext:value-type="float">
            <text:p>1006</text:p>
          </table:table-cell>
          <table:table-cell table:formula="of:=MOD([.B237];100)" office:value-type="float" office:value="6" calcext:value-type="float">
            <text:p>6</text:p>
          </table:table-cell>
          <table:table-cell table:formula="of:=VLOOKUP([.C237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3" calcext:value-type="float">
            <text:p>253</text:p>
          </table:table-cell>
          <table:table-cell table:number-columns-repeated="102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101" calcext:value-type="float">
            <text:p>20101</text:p>
          </table:table-cell>
          <table:table-cell table:formula="of:=MOD([.B240];100)" office:value-type="float" office:value="1" calcext:value-type="float">
            <text:p>1</text:p>
          </table:table-cell>
          <table:table-cell table:formula="of:=VLOOKUP([.C240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001" calcext:value-type="float">
            <text:p>20001</text:p>
          </table:table-cell>
          <table:table-cell table:formula="of:=MOD([.B244];100)" office:value-type="float" office:value="1" calcext:value-type="float">
            <text:p>1</text:p>
          </table:table-cell>
          <table:table-cell table:formula="of:=VLOOKUP([.C244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91" calcext:value-type="float">
            <text:p>391</text:p>
          </table:table-cell>
          <table:table-cell table:number-columns-repeated="102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1101" calcext:value-type="float">
            <text:p>21101</text:p>
          </table:table-cell>
          <table:table-cell table:formula="of:=MOD([.B248];100)" office:value-type="float" office:value="1" calcext:value-type="float">
            <text:p>1</text:p>
          </table:table-cell>
          <table:table-cell table:formula="of:=VLOOKUP([.C248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3" calcext:value-type="float">
            <text:p>253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05" calcext:value-type="float">
            <text:p>1105</text:p>
          </table:table-cell>
          <table:table-cell table:formula="of:=MOD([.B252];100)" office:value-type="float" office:value="5" calcext:value-type="float">
            <text:p>5</text:p>
          </table:table-cell>
          <table:table-cell table:formula="of:=VLOOKUP([.C252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93" calcext:value-type="float">
            <text:p>393</text:p>
          </table:table-cell>
          <table:table-cell table:number-columns-repeated="102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2" calcext:value-type="float">
            <text:p>1002</text:p>
          </table:table-cell>
          <table:table-cell table:formula="of:=MOD([.B255];100)" office:value-type="float" office:value="2" calcext:value-type="float">
            <text:p>2</text:p>
          </table:table-cell>
          <table:table-cell table:formula="of:=VLOOKUP([.C255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91" calcext:value-type="float">
            <text:p>391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1" calcext:value-type="float">
            <text:p>391</text:p>
          </table:table-cell>
          <table:table-cell table:number-columns-repeated="102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01" calcext:value-type="float">
            <text:p>1101</text:p>
          </table:table-cell>
          <table:table-cell table:formula="of:=MOD([.B259];100)" office:value-type="float" office:value="1" calcext:value-type="float">
            <text:p>1</text:p>
          </table:table-cell>
          <table:table-cell table:formula="of:=VLOOKUP([.C259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5" calcext:value-type="float">
            <text:p>1005</text:p>
          </table:table-cell>
          <table:table-cell table:formula="of:=MOD([.B263];100)" office:value-type="float" office:value="5" calcext:value-type="float">
            <text:p>5</text:p>
          </table:table-cell>
          <table:table-cell table:formula="of:=VLOOKUP([.C263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01" calcext:value-type="float">
            <text:p>20001</text:p>
          </table:table-cell>
          <table:table-cell table:formula="of:=MOD([.B266];100)" office:value-type="float" office:value="1" calcext:value-type="float">
            <text:p>1</text:p>
          </table:table-cell>
          <table:table-cell table:formula="of:=VLOOKUP([.C266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001" calcext:value-type="float">
            <text:p>20001</text:p>
          </table:table-cell>
          <table:table-cell table:formula="of:=MOD([.B270];100)" office:value-type="float" office:value="1" calcext:value-type="float">
            <text:p>1</text:p>
          </table:table-cell>
          <table:table-cell table:formula="of:=VLOOKUP([.C270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91" calcext:value-type="float">
            <text:p>391</text:p>
          </table:table-cell>
          <table:table-cell table:number-columns-repeated="102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1102" calcext:value-type="float">
            <text:p>21102</text:p>
          </table:table-cell>
          <table:table-cell table:formula="of:=MOD([.B274];100)" office:value-type="float" office:value="2" calcext:value-type="float">
            <text:p>2</text:p>
          </table:table-cell>
          <table:table-cell table:formula="of:=VLOOKUP([.C274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9" calcext:value-type="float">
            <text:p>279</text:p>
          </table:table-cell>
          <table:table-cell table:number-columns-repeated="102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05" calcext:value-type="float">
            <text:p>1105</text:p>
          </table:table-cell>
          <table:table-cell table:formula="of:=MOD([.B278];100)" office:value-type="float" office:value="5" calcext:value-type="float">
            <text:p>5</text:p>
          </table:table-cell>
          <table:table-cell table:formula="of:=VLOOKUP([.C278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78" calcext:value-type="float">
            <text:p>578</text:p>
          </table:table-cell>
          <table:table-cell table:number-columns-repeated="102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06" calcext:value-type="float">
            <text:p>1206</text:p>
          </table:table-cell>
          <table:table-cell table:formula="of:=MOD([.B281];100)" office:value-type="float" office:value="6" calcext:value-type="float">
            <text:p>6</text:p>
          </table:table-cell>
          <table:table-cell table:formula="of:=VLOOKUP([.C281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16" calcext:value-type="float">
            <text:p>316</text:p>
          </table:table-cell>
          <table:table-cell table:number-columns-repeated="102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08" calcext:value-type="float">
            <text:p>1208</text:p>
          </table:table-cell>
          <table:table-cell table:formula="of:=MOD([.B284];100)" office:value-type="float" office:value="8" calcext:value-type="float">
            <text:p>8</text:p>
          </table:table-cell>
          <table:table-cell table:formula="of:=VLOOKUP([.C284];[$cmd.A$1:$cmd.B$11];2; TRUE())" office:value-type="string" office:string-value="EQ" calcext:value-type="string">
            <text:p>EQ</text:p>
          </table:table-cell>
          <table:table-cell table:number-columns-repeated="102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6" calcext:value-type="float">
            <text:p>1006</text:p>
          </table:table-cell>
          <table:table-cell table:formula="of:=MOD([.B288];100)" office:value-type="float" office:value="6" calcext:value-type="float">
            <text:p>6</text:p>
          </table:table-cell>
          <table:table-cell table:formula="of:=VLOOKUP([.C288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04" calcext:value-type="float">
            <text:p>304</text:p>
          </table:table-cell>
          <table:table-cell table:number-columns-repeated="102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001" calcext:value-type="float">
            <text:p>20001</text:p>
          </table:table-cell>
          <table:table-cell table:formula="of:=MOD([.B291];100)" office:value-type="float" office:value="1" calcext:value-type="float">
            <text:p>1</text:p>
          </table:table-cell>
          <table:table-cell table:formula="of:=VLOOKUP([.C291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001" calcext:value-type="float">
            <text:p>20001</text:p>
          </table:table-cell>
          <table:table-cell table:formula="of:=MOD([.B295];100)" office:value-type="float" office:value="1" calcext:value-type="float">
            <text:p>1</text:p>
          </table:table-cell>
          <table:table-cell table:formula="of:=VLOOKUP([.C295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91" calcext:value-type="float">
            <text:p>391</text:p>
          </table:table-cell>
          <table:table-cell table:number-columns-repeated="102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1101" calcext:value-type="float">
            <text:p>21101</text:p>
          </table:table-cell>
          <table:table-cell table:formula="of:=MOD([.B299];100)" office:value-type="float" office:value="1" calcext:value-type="float">
            <text:p>1</text:p>
          </table:table-cell>
          <table:table-cell table:formula="of:=VLOOKUP([.C299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4" calcext:value-type="float">
            <text:p>304</text:p>
          </table:table-cell>
          <table:table-cell table:number-columns-repeated="102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05" calcext:value-type="float">
            <text:p>1105</text:p>
          </table:table-cell>
          <table:table-cell table:formula="of:=MOD([.B303];100)" office:value-type="float" office:value="5" calcext:value-type="float">
            <text:p>5</text:p>
          </table:table-cell>
          <table:table-cell table:formula="of:=VLOOKUP([.C303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93" calcext:value-type="float">
            <text:p>393</text:p>
          </table:table-cell>
          <table:table-cell table:number-columns-repeated="102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2" calcext:value-type="float">
            <text:p>1002</text:p>
          </table:table-cell>
          <table:table-cell table:formula="of:=MOD([.B306];100)" office:value-type="float" office:value="2" calcext:value-type="float">
            <text:p>2</text:p>
          </table:table-cell>
          <table:table-cell table:formula="of:=VLOOKUP([.C306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2" calcext:value-type="float">
            <text:p>1002</text:p>
          </table:table-cell>
          <table:table-cell table:formula="of:=MOD([.B310];100)" office:value-type="float" office:value="2" calcext:value-type="float">
            <text:p>2</text:p>
          </table:table-cell>
          <table:table-cell table:formula="of:=VLOOKUP([.C310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91" calcext:value-type="float">
            <text:p>391</text:p>
          </table:table-cell>
          <table:table-cell table:number-columns-repeated="102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table:number-columns-repeated="102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01" calcext:value-type="float">
            <text:p>1101</text:p>
          </table:table-cell>
          <table:table-cell table:formula="of:=MOD([.B314];100)" office:value-type="float" office:value="1" calcext:value-type="float">
            <text:p>1</text:p>
          </table:table-cell>
          <table:table-cell table:formula="of:=VLOOKUP([.C314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5" calcext:value-type="float">
            <text:p>1005</text:p>
          </table:table-cell>
          <table:table-cell table:formula="of:=MOD([.B318];100)" office:value-type="float" office:value="5" calcext:value-type="float">
            <text:p>5</text:p>
          </table:table-cell>
          <table:table-cell table:formula="of:=VLOOKUP([.C318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02" calcext:value-type="float">
            <text:p>20102</text:p>
          </table:table-cell>
          <table:table-cell table:formula="of:=MOD([.B321];100)" office:value-type="float" office:value="2" calcext:value-type="float">
            <text:p>2</text:p>
          </table:table-cell>
          <table:table-cell table:formula="of:=VLOOKUP([.C321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01" calcext:value-type="float">
            <text:p>20101</text:p>
          </table:table-cell>
          <table:table-cell table:formula="of:=MOD([.B325];100)" office:value-type="float" office:value="1" calcext:value-type="float">
            <text:p>1</text:p>
          </table:table-cell>
          <table:table-cell table:formula="of:=VLOOKUP([.C325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1101" calcext:value-type="float">
            <text:p>21101</text:p>
          </table:table-cell>
          <table:table-cell table:formula="of:=MOD([.B329];100)" office:value-type="float" office:value="1" calcext:value-type="float">
            <text:p>1</text:p>
          </table:table-cell>
          <table:table-cell table:formula="of:=VLOOKUP([.C329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102" calcext:value-type="float">
            <text:p>21102</text:p>
          </table:table-cell>
          <table:table-cell table:formula="of:=MOD([.B333];100)" office:value-type="float" office:value="2" calcext:value-type="float">
            <text:p>2</text:p>
          </table:table-cell>
          <table:table-cell table:formula="of:=VLOOKUP([.C333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table:number-columns-repeated="102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05" calcext:value-type="float">
            <text:p>1105</text:p>
          </table:table-cell>
          <table:table-cell table:formula="of:=MOD([.B337];100)" office:value-type="float" office:value="5" calcext:value-type="float">
            <text:p>5</text:p>
          </table:table-cell>
          <table:table-cell table:formula="of:=VLOOKUP([.C337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49" calcext:value-type="float">
            <text:p>549</text:p>
          </table:table-cell>
          <table:table-cell table:number-columns-repeated="102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formula="of:=MOD([.B340];100)" office:value-type="float" office:value="1" calcext:value-type="float">
            <text:p>1</text:p>
          </table:table-cell>
          <table:table-cell table:formula="of:=VLOOKUP([.C340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formula="of:=MOD([.B344];100)" office:value-type="float" office:value="1" calcext:value-type="float">
            <text:p>1</text:p>
          </table:table-cell>
          <table:table-cell table:formula="of:=VLOOKUP([.C344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91" calcext:value-type="float">
            <text:p>391</text:p>
          </table:table-cell>
          <table:table-cell table:number-columns-repeated="102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02" calcext:value-type="float">
            <text:p>20102</text:p>
          </table:table-cell>
          <table:table-cell table:formula="of:=MOD([.B348];100)" office:value-type="float" office:value="2" calcext:value-type="float">
            <text:p>2</text:p>
          </table:table-cell>
          <table:table-cell table:formula="of:=VLOOKUP([.C348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01" calcext:value-type="float">
            <text:p>20101</text:p>
          </table:table-cell>
          <table:table-cell table:formula="of:=MOD([.B352];100)" office:value-type="float" office:value="1" calcext:value-type="float">
            <text:p>1</text:p>
          </table:table-cell>
          <table:table-cell table:formula="of:=VLOOKUP([.C352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1101" calcext:value-type="float">
            <text:p>21101</text:p>
          </table:table-cell>
          <table:table-cell table:formula="of:=MOD([.B356];100)" office:value-type="float" office:value="1" calcext:value-type="float">
            <text:p>1</text:p>
          </table:table-cell>
          <table:table-cell table:formula="of:=VLOOKUP([.C356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1102" calcext:value-type="float">
            <text:p>21102</text:p>
          </table:table-cell>
          <table:table-cell table:formula="of:=MOD([.B360];100)" office:value-type="float" office:value="2" calcext:value-type="float">
            <text:p>2</text:p>
          </table:table-cell>
          <table:table-cell table:formula="of:=VLOOKUP([.C360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table:number-columns-repeated="102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06" calcext:value-type="float">
            <text:p>1106</text:p>
          </table:table-cell>
          <table:table-cell table:formula="of:=MOD([.B364];100)" office:value-type="float" office:value="6" calcext:value-type="float">
            <text:p>6</text:p>
          </table:table-cell>
          <table:table-cell table:formula="of:=VLOOKUP([.C364];[$cmd.A$1:$cmd.B$11];2; TRUE())" office:value-type="string" office:string-value="JumpEq0" calcext:value-type="string">
            <text:p>JumpEq0</text:p>
          </table:table-cell>
          <table:table-cell office:value-type="string" calcext:value-type="string">
            <text:p>If program not patched, go to 549</text:p>
          </table:table-cell>
          <table:table-cell table:number-columns-repeated="101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49" calcext:value-type="float">
            <text:p>549</text:p>
          </table:table-cell>
          <table:table-cell table:number-columns-repeated="102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07" calcext:value-type="float">
            <text:p>1007</text:p>
          </table:table-cell>
          <table:table-cell table:formula="of:=MOD([.B367];100)" office:value-type="float" office:value="7" calcext:value-type="float">
            <text:p>7</text:p>
          </table:table-cell>
          <table:table-cell table:formula="of:=VLOOKUP([.C367];[$cmd.A$1:$cmd.B$11];2; TRUE())" office:value-type="string" office:string-value="LT" calcext:value-type="string">
            <text:p>LT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5" calcext:value-type="float">
            <text:p>1005</text:p>
          </table:table-cell>
          <table:table-cell table:formula="of:=MOD([.B371];100)" office:value-type="float" office:value="5" calcext:value-type="float">
            <text:p>5</text:p>
          </table:table-cell>
          <table:table-cell table:formula="of:=VLOOKUP([.C371];[$cmd.A$1:$cmd.B$11];2; TRUE())" office:value-type="string" office:string-value="JumpGT0" calcext:value-type="string">
            <text:p>JumpGT0</text:p>
          </table:table-cell>
          <table:table-cell office:value-type="string" calcext:value-type="string">
            <text:p>value at 381 &gt; 0 then jump to 75</text:p>
          </table:table-cell>
          <table:table-cell table:number-columns-repeated="2"/>
          <table:table-cell office:value-type="string" calcext:value-type="string">
            <text:p>trying to patch to 1105 -&gt; when program is patched, nothing happens</text:p>
          </table:table-cell>
          <table:table-cell table:number-columns-repeated="10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4" calcext:value-type="float">
            <text:p>104</text:p>
          </table:table-cell>
          <table:table-cell table:formula="of:=MOD([.B374];100)" office:value-type="float" office:value="4" calcext:value-type="float">
            <text:p>4</text:p>
          </table:table-cell>
          <table:table-cell table:formula="of:=VLOOKUP([.C374];[$cmd.A$1:$cmd.B$11];2; TRUE())" office:value-type="string" office:string-value="Output" calcext:value-type="string">
            <text:p>Output</text:p>
          </table:table-cell>
          <table:table-cell office:value-type="string" calcext:value-type="string">
            <text:p>Output score 0</text:p>
          </table:table-cell>
          <table:table-cell table:number-columns-repeated="101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4" calcext:value-type="float">
            <text:p>104</text:p>
          </table:table-cell>
          <table:table-cell table:formula="of:=MOD([.B376];100)" office:value-type="float" office:value="4" calcext:value-type="float">
            <text:p>4</text:p>
          </table:table-cell>
          <table:table-cell table:formula="of:=VLOOKUP([.C376];[$cmd.A$1:$cmd.B$11];2; TRUE())" office:value-type="string" office:string-value="Output" calcext:value-type="string">
            <text:p>Output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4" calcext:value-type="float">
            <text:p>104</text:p>
          </table:table-cell>
          <table:table-cell table:formula="of:=MOD([.B378];100)" office:value-type="float" office:value="4" calcext:value-type="float">
            <text:p>4</text:p>
          </table:table-cell>
          <table:table-cell table:formula="of:=VLOOKUP([.C378];[$cmd.A$1:$cmd.B$11];2; TRUE())" office:value-type="string" office:string-value="Output" calcext:value-type="string">
            <text:p>Output</text:p>
          </table:table-cell>
          <table:table-cell table:number-columns-repeated="102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9" calcext:value-type="float">
            <text:p>99</text:p>
          </table:table-cell>
          <table:table-cell table:formula="of:=MOD([.B380];100)" office:value-type="float" office:value="99" calcext:value-type="float">
            <text:p>99</text:p>
          </table:table-cell>
          <table:table-cell table:formula="of:=VLOOKUP([.C380];[$cmd.A$1:$cmd.B$11];2; TRUE())" office:value-type="string" office:string-value="Stop" calcext:value-type="string">
            <text:p>Stop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put paddle</text:p>
          </table:table-cell>
          <table:table-cell table:number-columns-repeated="101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gram stops if &lt;&gt;0</text:p>
          </table:table-cell>
          <table:table-cell table:number-columns-repeated="101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core</text:p>
          </table:table-cell>
          <table:table-cell table:number-columns-repeated="101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all x</text:p>
          </table:table-cell>
          <table:table-cell table:number-columns-repeated="101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Ball y</text:p>
          </table:table-cell>
          <table:table-cell table:number-columns-repeated="101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 direction of ball</text:p>
          </table:table-cell>
          <table:table-cell table:number-columns-repeated="101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 direction of ball</text:p>
          </table:table-cell>
          <table:table-cell table:number-columns-repeated="101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addle x location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9" calcext:value-type="float">
            <text:p>109</text:p>
          </table:table-cell>
          <table:table-cell table:formula="of:=MOD([.B395];100)" office:value-type="float" office:value="9" calcext:value-type="float">
            <text:p>9</text:p>
          </table:table-cell>
          <table:table-cell table:formula="of:=VLOOKUP([.C395];[$cmd.A$1:$cmd.B$11];2; TRUE())" office:value-type="string" office:string-value="Base" calcext:value-type="string">
            <text:p>Base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1202" calcext:value-type="float">
            <text:p>21202</text:p>
          </table:table-cell>
          <table:table-cell table:formula="of:=MOD([.B397];100)" office:value-type="float" office:value="2" calcext:value-type="float">
            <text:p>2</text:p>
          </table:table-cell>
          <table:table-cell table:formula="of:=VLOOKUP([.C397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1201" calcext:value-type="float">
            <text:p>21201</text:p>
          </table:table-cell>
          <table:table-cell table:formula="of:=MOD([.B401];100)" office:value-type="float" office:value="1" calcext:value-type="float">
            <text:p>1</text:p>
          </table:table-cell>
          <table:table-cell table:formula="of:=VLOOKUP([.C401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1102" calcext:value-type="float">
            <text:p>21102</text:p>
          </table:table-cell>
          <table:table-cell table:formula="of:=MOD([.B405];100)" office:value-type="float" office:value="2" calcext:value-type="float">
            <text:p>2</text:p>
          </table:table-cell>
          <table:table-cell table:formula="of:=VLOOKUP([.C405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1102" calcext:value-type="float">
            <text:p>21102</text:p>
          </table:table-cell>
          <table:table-cell table:formula="of:=MOD([.B409];100)" office:value-type="float" office:value="2" calcext:value-type="float">
            <text:p>2</text:p>
          </table:table-cell>
          <table:table-cell table:formula="of:=VLOOKUP([.C409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14" calcext:value-type="float">
            <text:p>414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05" calcext:value-type="float">
            <text:p>1105</text:p>
          </table:table-cell>
          <table:table-cell table:formula="of:=MOD([.B413];100)" office:value-type="float" office:value="5" calcext:value-type="float">
            <text:p>5</text:p>
          </table:table-cell>
          <table:table-cell table:formula="of:=VLOOKUP([.C413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49" calcext:value-type="float">
            <text:p>549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2101" calcext:value-type="float">
            <text:p>22101</text:p>
          </table:table-cell>
          <table:table-cell table:formula="of:=MOD([.B416];100)" office:value-type="float" office:value="1" calcext:value-type="float">
            <text:p>1</text:p>
          </table:table-cell>
          <table:table-cell table:formula="of:=VLOOKUP([.C416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1202" calcext:value-type="float">
            <text:p>21202</text:p>
          </table:table-cell>
          <table:table-cell table:formula="of:=MOD([.B420];100)" office:value-type="float" office:value="2" calcext:value-type="float">
            <text:p>2</text:p>
          </table:table-cell>
          <table:table-cell table:formula="of:=VLOOKUP([.C420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1101" calcext:value-type="float">
            <text:p>21101</text:p>
          </table:table-cell>
          <table:table-cell table:formula="of:=MOD([.B424];100)" office:value-type="float" office:value="1" calcext:value-type="float">
            <text:p>1</text:p>
          </table:table-cell>
          <table:table-cell table:formula="of:=VLOOKUP([.C424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9" calcext:value-type="float">
            <text:p>429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05" calcext:value-type="float">
            <text:p>1105</text:p>
          </table:table-cell>
          <table:table-cell table:formula="of:=MOD([.B428];100)" office:value-type="float" office:value="5" calcext:value-type="float">
            <text:p>5</text:p>
          </table:table-cell>
          <table:table-cell table:formula="of:=VLOOKUP([.C428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01" calcext:value-type="float">
            <text:p>601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102" calcext:value-type="float">
            <text:p>2102</text:p>
          </table:table-cell>
          <table:table-cell table:formula="of:=MOD([.B431];100)" office:value-type="float" office:value="2" calcext:value-type="float">
            <text:p>2</text:p>
          </table:table-cell>
          <table:table-cell table:formula="of:=VLOOKUP([.C431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formula="of:=MOD([.B435];100)" office:value-type="float" office:value="1" calcext:value-type="float">
            <text:p>1</text:p>
          </table:table-cell>
          <table:table-cell table:formula="of:=VLOOKUP([.C435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86" calcext:value-type="float">
            <text:p>386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86" calcext:value-type="float">
            <text:p>386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4" calcext:value-type="float">
            <text:p>104</text:p>
          </table:table-cell>
          <table:table-cell table:formula="of:=MOD([.B439];100)" office:value-type="float" office:value="4" calcext:value-type="float">
            <text:p>4</text:p>
          </table:table-cell>
          <table:table-cell table:formula="of:=VLOOKUP([.C439];[$cmd.A$1:$cmd.B$11];2; TRUE())" office:value-type="string" office:string-value="Output" calcext:value-type="string">
            <text:p>Output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4" calcext:value-type="float">
            <text:p>104</text:p>
          </table:table-cell>
          <table:table-cell table:formula="of:=MOD([.B441];100)" office:value-type="float" office:value="4" calcext:value-type="float">
            <text:p>4</text:p>
          </table:table-cell>
          <table:table-cell table:formula="of:=VLOOKUP([.C441];[$cmd.A$1:$cmd.B$11];2; TRUE())" office:value-type="string" office:string-value="Output" calcext:value-type="string">
            <text:p>Outpu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table:formula="of:=MOD([.B443];100)" office:value-type="float" office:value="4" calcext:value-type="float">
            <text:p>4</text:p>
          </table:table-cell>
          <table:table-cell table:formula="of:=VLOOKUP([.C443];[$cmd.A$1:$cmd.B$11];2; TRUE())" office:value-type="string" office:string-value="Output" calcext:value-type="string">
            <text:p>Output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86" calcext:value-type="float">
            <text:p>386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01" calcext:value-type="float">
            <text:p>1001</text:p>
          </table:table-cell>
          <table:table-cell table:formula="of:=MOD([.B445];100)" office:value-type="float" office:value="1" calcext:value-type="float">
            <text:p>1</text:p>
          </table:table-cell>
          <table:table-cell table:formula="of:=VLOOKUP([.C445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87" calcext:value-type="float">
            <text:p>387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87" calcext:value-type="float">
            <text:p>387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05" calcext:value-type="float">
            <text:p>1005</text:p>
          </table:table-cell>
          <table:table-cell table:formula="of:=MOD([.B449];100)" office:value-type="float" office:value="5" calcext:value-type="float">
            <text:p>5</text:p>
          </table:table-cell>
          <table:table-cell table:formula="of:=VLOOKUP([.C449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87" calcext:value-type="float">
            <text:p>387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9" calcext:value-type="float">
            <text:p>99</text:p>
          </table:table-cell>
          <table:table-cell table:formula="of:=MOD([.B452];100)" office:value-type="float" office:value="99" calcext:value-type="float">
            <text:p>99</text:p>
          </table:table-cell>
          <table:table-cell table:formula="of:=VLOOKUP([.C452];[$cmd.A$1:$cmd.B$11];2; TRUE())" office:value-type="string" office:string-value="Stop" calcext:value-type="string">
            <text:p>Stop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9" calcext:value-type="float">
            <text:p>109</text:p>
          </table:table-cell>
          <table:table-cell table:formula="of:=MOD([.B453];100)" office:value-type="float" office:value="9" calcext:value-type="float">
            <text:p>9</text:p>
          </table:table-cell>
          <table:table-cell table:formula="of:=VLOOKUP([.C453];[$cmd.A$1:$cmd.B$11];2; TRUE())" office:value-type="string" office:string-value="Base" calcext:value-type="string">
            <text:p>Base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106" calcext:value-type="float">
            <text:p>2106</text:p>
          </table:table-cell>
          <table:table-cell table:formula="of:=MOD([.B455];100)" office:value-type="float" office:value="6" calcext:value-type="float">
            <text:p>6</text:p>
          </table:table-cell>
          <table:table-cell table:formula="of:=VLOOKUP([.C455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109" calcext:value-type="float">
            <text:p>109</text:p>
          </table:table-cell>
          <table:table-cell table:formula="of:=MOD([.B458];100)" office:value-type="float" office:value="9" calcext:value-type="float">
            <text:p>9</text:p>
          </table:table-cell>
          <table:table-cell table:formula="of:=VLOOKUP([.C458];[$cmd.A$1:$cmd.B$11];2; TRUE())" office:value-type="string" office:string-value="Base" calcext:value-type="string">
            <text:p>Base</text:p>
          </table:table-cell>
          <table:table-cell table:style-name="ce2"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2202" calcext:value-type="float">
            <text:p>22202</text:p>
          </table:table-cell>
          <table:table-cell table:formula="of:=MOD([.B460];100)" office:value-type="float" office:value="2" calcext:value-type="float">
            <text:p>2</text:p>
          </table:table-cell>
          <table:table-cell table:formula="of:=VLOOKUP([.C460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7" calcext:value-type="float">
            <text:p>-7</text:p>
          </table:table-cell>
          <table:table-cell table:number-columns-repeated="102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6" calcext:value-type="float">
            <text:p>-6</text:p>
          </table:table-cell>
          <table:table-cell table:number-columns-repeated="102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2201" calcext:value-type="float">
            <text:p>22201</text:p>
          </table:table-cell>
          <table:table-cell table:formula="of:=MOD([.B464];100)" office:value-type="float" office:value="1" calcext:value-type="float">
            <text:p>1</text:p>
          </table:table-cell>
          <table:table-cell table:formula="of:=VLOOKUP([.C464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5" calcext:value-type="float">
            <text:p>-5</text:p>
          </table:table-cell>
          <table:table-cell table:number-columns-repeated="102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1202" calcext:value-type="float">
            <text:p>21202</text:p>
          </table:table-cell>
          <table:table-cell table:formula="of:=MOD([.B468];100)" office:value-type="float" office:value="2" calcext:value-type="float">
            <text:p>2</text:p>
          </table:table-cell>
          <table:table-cell table:formula="of:=VLOOKUP([.C468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4" calcext:value-type="float">
            <text:p>-4</text:p>
          </table:table-cell>
          <table:table-cell table:number-columns-repeated="102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07" calcext:value-type="float">
            <text:p>2207</text:p>
          </table:table-cell>
          <table:table-cell table:formula="of:=MOD([.B472];100)" office:value-type="float" office:value="7" calcext:value-type="float">
            <text:p>7</text:p>
          </table:table-cell>
          <table:table-cell table:formula="of:=VLOOKUP([.C472];[$cmd.A$1:$cmd.B$11];2; TRUE())" office:value-type="string" office:string-value="LT" calcext:value-type="string">
            <text:p>LT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05" calcext:value-type="float">
            <text:p>1005</text:p>
          </table:table-cell>
          <table:table-cell table:formula="of:=MOD([.B476];100)" office:value-type="float" office:value="5" calcext:value-type="float">
            <text:p>5</text:p>
          </table:table-cell>
          <table:table-cell table:formula="of:=VLOOKUP([.C476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92" calcext:value-type="float">
            <text:p>492</text:p>
          </table:table-cell>
          <table:table-cell table:number-columns-repeated="102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1202" calcext:value-type="float">
            <text:p>21202</text:p>
          </table:table-cell>
          <table:table-cell table:formula="of:=MOD([.B479];100)" office:value-type="float" office:value="2" calcext:value-type="float">
            <text:p>2</text:p>
          </table:table-cell>
          <table:table-cell table:formula="of:=VLOOKUP([.C479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201" calcext:value-type="float">
            <text:p>22201</text:p>
          </table:table-cell>
          <table:table-cell table:formula="of:=MOD([.B483];100)" office:value-type="float" office:value="1" calcext:value-type="float">
            <text:p>1</text:p>
          </table:table-cell>
          <table:table-cell table:formula="of:=VLOOKUP([.C483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07" calcext:value-type="float">
            <text:p>2207</text:p>
          </table:table-cell>
          <table:table-cell table:formula="of:=MOD([.B487];100)" office:value-type="float" office:value="7" calcext:value-type="float">
            <text:p>7</text:p>
          </table:table-cell>
          <table:table-cell table:formula="of:=VLOOKUP([.C487];[$cmd.A$1:$cmd.B$11];2; TRUE())" office:value-type="string" office:string-value="LT" calcext:value-type="string">
            <text:p>LT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06" calcext:value-type="float">
            <text:p>1006</text:p>
          </table:table-cell>
          <table:table-cell table:formula="of:=MOD([.B491];100)" office:value-type="float" office:value="6" calcext:value-type="float">
            <text:p>6</text:p>
          </table:table-cell>
          <table:table-cell table:formula="of:=VLOOKUP([.C491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1" calcext:value-type="float">
            <text:p>481</text:p>
          </table:table-cell>
          <table:table-cell table:number-columns-repeated="102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202" calcext:value-type="float">
            <text:p>21202</text:p>
          </table:table-cell>
          <table:table-cell table:formula="of:=MOD([.B494];100)" office:value-type="float" office:value="2" calcext:value-type="float">
            <text:p>2</text:p>
          </table:table-cell>
          <table:table-cell table:formula="of:=VLOOKUP([.C494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4" calcext:value-type="float">
            <text:p>-4</text:p>
          </table:table-cell>
          <table:table-cell table:number-columns-repeated="102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207" calcext:value-type="float">
            <text:p>2207</text:p>
          </table:table-cell>
          <table:table-cell table:formula="of:=MOD([.B498];100)" office:value-type="float" office:value="7" calcext:value-type="float">
            <text:p>7</text:p>
          </table:table-cell>
          <table:table-cell table:formula="of:=VLOOKUP([.C498];[$cmd.A$1:$cmd.B$11];2; TRUE())" office:value-type="string" office:string-value="LT" calcext:value-type="string">
            <text:p>LT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5" calcext:value-type="float">
            <text:p>1005</text:p>
          </table:table-cell>
          <table:table-cell table:formula="of:=MOD([.B502];100)" office:value-type="float" office:value="5" calcext:value-type="float">
            <text:p>5</text:p>
          </table:table-cell>
          <table:table-cell table:formula="of:=VLOOKUP([.C502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18" calcext:value-type="float">
            <text:p>518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1202" calcext:value-type="float">
            <text:p>21202</text:p>
          </table:table-cell>
          <table:table-cell table:formula="of:=MOD([.B505];100)" office:value-type="float" office:value="2" calcext:value-type="float">
            <text:p>2</text:p>
          </table:table-cell>
          <table:table-cell table:formula="of:=VLOOKUP([.C505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22201" calcext:value-type="float">
            <text:p>22201</text:p>
          </table:table-cell>
          <table:table-cell table:style-name="ce2" table:formula="of:=MOD([.B509];100)" office:value-type="float" office:value="1" calcext:value-type="float">
            <text:p>1</text:p>
          </table:table-cell>
          <table:table-cell table:style-name="ce2" table:formula="of:=VLOOKUP([.C509];[$cmd.A$1:$cmd.B$11];2; TRUE())" office:value-type="string" office:string-value="+" calcext:value-type="string">
            <text:p>+</text:p>
          </table:table-cell>
          <table:table-cell table:style-name="ce2"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207" calcext:value-type="float">
            <text:p>2207</text:p>
          </table:table-cell>
          <table:table-cell table:formula="of:=MOD([.B513];100)" office:value-type="float" office:value="7" calcext:value-type="float">
            <text:p>7</text:p>
          </table:table-cell>
          <table:table-cell table:formula="of:=VLOOKUP([.C513];[$cmd.A$1:$cmd.B$11];2; TRUE())" office:value-type="string" office:string-value="LT" calcext:value-type="string">
            <text:p>L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06" calcext:value-type="float">
            <text:p>1006</text:p>
          </table:table-cell>
          <table:table-cell table:formula="of:=MOD([.B517];100)" office:value-type="float" office:value="6" calcext:value-type="float">
            <text:p>6</text:p>
          </table:table-cell>
          <table:table-cell table:formula="of:=VLOOKUP([.C517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07" calcext:value-type="float">
            <text:p>507</text:p>
          </table:table-cell>
          <table:table-cell table:number-columns-repeated="102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207" calcext:value-type="float">
            <text:p>2207</text:p>
          </table:table-cell>
          <table:table-cell table:formula="of:=MOD([.B520];100)" office:value-type="float" office:value="7" calcext:value-type="float">
            <text:p>7</text:p>
          </table:table-cell>
          <table:table-cell table:formula="of:=VLOOKUP([.C520];[$cmd.A$1:$cmd.B$11];2; TRUE())" office:value-type="string" office:string-value="LT" calcext:value-type="string">
            <text:p>LT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4" calcext:value-type="float">
            <text:p>-4</text:p>
          </table:table-cell>
          <table:table-cell table:number-columns-repeated="102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05" calcext:value-type="float">
            <text:p>1005</text:p>
          </table:table-cell>
          <table:table-cell table:formula="of:=MOD([.B524];100)" office:value-type="float" office:value="5" calcext:value-type="float">
            <text:p>5</text:p>
          </table:table-cell>
          <table:table-cell table:formula="of:=VLOOKUP([.C524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40" calcext:value-type="float">
            <text:p>540</text:p>
          </table:table-cell>
          <table:table-cell table:number-columns-repeated="102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1202" calcext:value-type="float">
            <text:p>21202</text:p>
          </table:table-cell>
          <table:table-cell table:formula="of:=MOD([.B527];100)" office:value-type="float" office:value="2" calcext:value-type="float">
            <text:p>2</text:p>
          </table:table-cell>
          <table:table-cell table:formula="of:=VLOOKUP([.C527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4" calcext:value-type="float">
            <text:p>-4</text:p>
          </table:table-cell>
          <table:table-cell table:number-columns-repeated="102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2201" calcext:value-type="float">
            <text:p>22201</text:p>
          </table:table-cell>
          <table:table-cell table:formula="of:=MOD([.B531];100)" office:value-type="float" office:value="1" calcext:value-type="float">
            <text:p>1</text:p>
          </table:table-cell>
          <table:table-cell table:formula="of:=VLOOKUP([.C531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207" calcext:value-type="float">
            <text:p>2207</text:p>
          </table:table-cell>
          <table:table-cell table:formula="of:=MOD([.B535];100)" office:value-type="float" office:value="7" calcext:value-type="float">
            <text:p>7</text:p>
          </table:table-cell>
          <table:table-cell table:formula="of:=VLOOKUP([.C535];[$cmd.A$1:$cmd.B$11];2; TRUE())" office:value-type="string" office:string-value="LT" calcext:value-type="string">
            <text:p>LT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4" calcext:value-type="float">
            <text:p>-4</text:p>
          </table:table-cell>
          <table:table-cell table:number-columns-repeated="102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06" calcext:value-type="float">
            <text:p>1006</text:p>
          </table:table-cell>
          <table:table-cell table:formula="of:=MOD([.B539];100)" office:value-type="float" office:value="6" calcext:value-type="float">
            <text:p>6</text:p>
          </table:table-cell>
          <table:table-cell table:formula="of:=VLOOKUP([.C539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29" calcext:value-type="float">
            <text:p>529</text:p>
          </table:table-cell>
          <table:table-cell table:number-columns-repeated="102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101" calcext:value-type="float">
            <text:p>22101</text:p>
          </table:table-cell>
          <table:table-cell table:formula="of:=MOD([.B542];100)" office:value-type="float" office:value="1" calcext:value-type="float">
            <text:p>1</text:p>
          </table:table-cell>
          <table:table-cell table:formula="of:=VLOOKUP([.C542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7" calcext:value-type="float">
            <text:p>-7</text:p>
          </table:table-cell>
          <table:table-cell table:number-columns-repeated="102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9" calcext:value-type="float">
            <text:p>109</text:p>
          </table:table-cell>
          <table:table-cell table:formula="of:=MOD([.B546];100)" office:value-type="float" office:value="9" calcext:value-type="float">
            <text:p>9</text:p>
          </table:table-cell>
          <table:table-cell table:formula="of:=VLOOKUP([.C546];[$cmd.A$1:$cmd.B$11];2; TRUE())" office:value-type="string" office:string-value="Base" calcext:value-type="string">
            <text:p>Base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8" calcext:value-type="float">
            <text:p>-8</text:p>
          </table:table-cell>
          <table:table-cell table:number-columns-repeated="102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106" calcext:value-type="float">
            <text:p>2106</text:p>
          </table:table-cell>
          <table:table-cell table:formula="of:=MOD([.B548];100)" office:value-type="float" office:value="6" calcext:value-type="float">
            <text:p>6</text:p>
          </table:table-cell>
          <table:table-cell table:formula="of:=VLOOKUP([.C548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9" calcext:value-type="float">
            <text:p>109</text:p>
          </table:table-cell>
          <table:table-cell table:formula="of:=MOD([.B551];100)" office:value-type="float" office:value="9" calcext:value-type="float">
            <text:p>9</text:p>
          </table:table-cell>
          <table:table-cell table:formula="of:=VLOOKUP([.C551];[$cmd.A$1:$cmd.B$11];2; TRUE())" office:value-type="string" office:string-value="Base" calcext:value-type="string">
            <text:p>Base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02" calcext:value-type="float">
            <text:p>1202</text:p>
          </table:table-cell>
          <table:table-cell table:formula="of:=MOD([.B553];100)" office:value-type="float" office:value="2" calcext:value-type="float">
            <text:p>2</text:p>
          </table:table-cell>
          <table:table-cell table:formula="of:=VLOOKUP([.C553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66" calcext:value-type="float">
            <text:p>566</text:p>
          </table:table-cell>
          <table:table-cell table:number-columns-repeated="102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1" calcext:value-type="float">
            <text:p>201</text:p>
          </table:table-cell>
          <table:table-cell table:formula="of:=MOD([.B557];100)" office:value-type="float" office:value="1" calcext:value-type="float">
            <text:p>1</text:p>
          </table:table-cell>
          <table:table-cell table:formula="of:=VLOOKUP([.C557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table:number-columns-repeated="102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66" calcext:value-type="float">
            <text:p>566</text:p>
          </table:table-cell>
          <table:table-cell table:number-columns-repeated="102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1" calcext:value-type="float">
            <text:p>101</text:p>
          </table:table-cell>
          <table:table-cell table:formula="of:=MOD([.B561];100)" office:value-type="float" office:value="1" calcext:value-type="float">
            <text:p>1</text:p>
          </table:table-cell>
          <table:table-cell table:formula="of:=VLOOKUP([.C561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39" calcext:value-type="float">
            <text:p>639</text:p>
          </table:table-cell>
          <table:table-cell table:number-columns-repeated="102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  <table:table-cell table:number-columns-repeated="102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6" calcext:value-type="float">
            <text:p>566</text:p>
          </table:table-cell>
          <table:table-cell table:number-columns-repeated="102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102" calcext:value-type="float">
            <text:p>2102</text:p>
          </table:table-cell>
          <table:table-cell table:formula="of:=MOD([.B565];100)" office:value-type="float" office:value="2" calcext:value-type="float">
            <text:p>2</text:p>
          </table:table-cell>
          <table:table-cell table:formula="of:=VLOOKUP([.C565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4" calcext:value-type="float">
            <text:p>204</text:p>
          </table:table-cell>
          <table:table-cell table:formula="of:=MOD([.B569];100)" office:value-type="float" office:value="4" calcext:value-type="float">
            <text:p>4</text:p>
          </table:table-cell>
          <table:table-cell table:formula="of:=VLOOKUP([.C569];[$cmd.A$1:$cmd.B$11];2; TRUE())" office:value-type="string" office:string-value="Output" calcext:value-type="string">
            <text:p>Output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4" calcext:value-type="float">
            <text:p>204</text:p>
          </table:table-cell>
          <table:table-cell table:formula="of:=MOD([.B571];100)" office:value-type="float" office:value="4" calcext:value-type="float">
            <text:p>4</text:p>
          </table:table-cell>
          <table:table-cell table:formula="of:=VLOOKUP([.C571];[$cmd.A$1:$cmd.B$11];2; TRUE())" office:value-type="string" office:string-value="Output" calcext:value-type="string">
            <text:p>Output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4" calcext:value-type="float">
            <text:p>204</text:p>
          </table:table-cell>
          <table:table-cell table:formula="of:=MOD([.B573];100)" office:value-type="float" office:value="4" calcext:value-type="float">
            <text:p>4</text:p>
          </table:table-cell>
          <table:table-cell table:formula="of:=VLOOKUP([.C573];[$cmd.A$1:$cmd.B$11];2; TRUE())" office:value-type="string" office:string-value="Output" calcext:value-type="string">
            <text:p>Output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9" calcext:value-type="float">
            <text:p>109</text:p>
          </table:table-cell>
          <table:table-cell table:formula="of:=MOD([.B575];100)" office:value-type="float" office:value="9" calcext:value-type="float">
            <text:p>9</text:p>
          </table:table-cell>
          <table:table-cell table:formula="of:=VLOOKUP([.C575];[$cmd.A$1:$cmd.B$11];2; TRUE())" office:value-type="string" office:string-value="Base" calcext:value-type="string">
            <text:p>Base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4" calcext:value-type="float">
            <text:p>-4</text:p>
          </table:table-cell>
          <table:table-cell table:number-columns-repeated="102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105" calcext:value-type="float">
            <text:p>2105</text:p>
          </table:table-cell>
          <table:table-cell table:formula="of:=MOD([.B577];100)" office:value-type="float" office:value="5" calcext:value-type="float">
            <text:p>5</text:p>
          </table:table-cell>
          <table:table-cell table:formula="of:=VLOOKUP([.C577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9" calcext:value-type="float">
            <text:p>109</text:p>
          </table:table-cell>
          <table:table-cell table:formula="of:=MOD([.B580];100)" office:value-type="float" office:value="9" calcext:value-type="float">
            <text:p>9</text:p>
          </table:table-cell>
          <table:table-cell table:formula="of:=VLOOKUP([.C580];[$cmd.A$1:$cmd.B$11];2; TRUE())" office:value-type="string" office:string-value="Base" calcext:value-type="string">
            <text:p>Base</text:p>
          </table:table-cell>
          <table:table-cell table:number-columns-repeated="1020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02" calcext:value-type="float">
            <text:p>1202</text:p>
          </table:table-cell>
          <table:table-cell table:formula="of:=MOD([.B582];100)" office:value-type="float" office:value="2" calcext:value-type="float">
            <text:p>2</text:p>
          </table:table-cell>
          <table:table-cell table:formula="of:=VLOOKUP([.C582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93" calcext:value-type="float">
            <text:p>593</text:p>
          </table:table-cell>
          <table:table-cell table:number-columns-repeated="102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1" calcext:value-type="float">
            <text:p>201</text:p>
          </table:table-cell>
          <table:table-cell table:formula="of:=MOD([.B586];100)" office:value-type="float" office:value="1" calcext:value-type="float">
            <text:p>1</text:p>
          </table:table-cell>
          <table:table-cell table:formula="of:=VLOOKUP([.C586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93" calcext:value-type="float">
            <text:p>593</text:p>
          </table:table-cell>
          <table:table-cell table:number-columns-repeated="102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93" calcext:value-type="float">
            <text:p>593</text:p>
          </table:table-cell>
          <table:table-cell table:number-columns-repeated="102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1" calcext:value-type="float">
            <text:p>101</text:p>
          </table:table-cell>
          <table:table-cell table:formula="of:=MOD([.B590];100)" office:value-type="float" office:value="1" calcext:value-type="float">
            <text:p>1</text:p>
          </table:table-cell>
          <table:table-cell table:formula="of:=VLOOKUP([.C590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39" calcext:value-type="float">
            <text:p>639</text:p>
          </table:table-cell>
          <table:table-cell table:number-columns-repeated="102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table:number-columns-repeated="102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3" calcext:value-type="float">
            <text:p>593</text:p>
          </table:table-cell>
          <table:table-cell table:number-columns-repeated="102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1001" calcext:value-type="float">
            <text:p>21001</text:p>
          </table:table-cell>
          <table:table-cell table:formula="of:=MOD([.B594];100)" office:value-type="float" office:value="1" calcext:value-type="float">
            <text:p>1</text:p>
          </table:table-cell>
          <table:table-cell table:formula="of:=VLOOKUP([.C594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9" calcext:value-type="float">
            <text:p>109</text:p>
          </table:table-cell>
          <table:table-cell table:formula="of:=MOD([.B598];100)" office:value-type="float" office:value="9" calcext:value-type="float">
            <text:p>9</text:p>
          </table:table-cell>
          <table:table-cell table:formula="of:=VLOOKUP([.C598];[$cmd.A$1:$cmd.B$11];2; TRUE())" office:value-type="string" office:string-value="Base" calcext:value-type="string">
            <text:p>Base</text:p>
          </table:table-cell>
          <table:table-cell table:number-columns-repeated="102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105" calcext:value-type="float">
            <text:p>2105</text:p>
          </table:table-cell>
          <table:table-cell table:formula="of:=MOD([.B600];100)" office:value-type="float" office:value="5" calcext:value-type="float">
            <text:p>5</text:p>
          </table:table-cell>
          <table:table-cell table:formula="of:=VLOOKUP([.C600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09" calcext:value-type="float">
            <text:p>109</text:p>
          </table:table-cell>
          <table:table-cell table:style-name="ce2" table:formula="of:=MOD([.B603];100)" office:value-type="float" office:value="9" calcext:value-type="float">
            <text:p>9</text:p>
          </table:table-cell>
          <table:table-cell table:style-name="ce2" table:formula="of:=VLOOKUP([.C603];[$cmd.A$1:$cmd.B$11];2; TRUE())" office:value-type="string" office:string-value="Base" calcext:value-type="string">
            <text:p>Base</text:p>
          </table:table-cell>
          <table:table-cell table:style-name="ce2" table:number-columns-repeated="102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2102" calcext:value-type="float">
            <text:p>22102</text:p>
          </table:table-cell>
          <table:table-cell table:formula="of:=MOD([.B605];100)" office:value-type="float" office:value="2" calcext:value-type="float">
            <text:p>2</text:p>
          </table:table-cell>
          <table:table-cell table:formula="of:=VLOOKUP([.C605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2201" calcext:value-type="float">
            <text:p>22201</text:p>
          </table:table-cell>
          <table:table-cell table:formula="of:=MOD([.B609];100)" office:value-type="float" office:value="1" calcext:value-type="float">
            <text:p>1</text:p>
          </table:table-cell>
          <table:table-cell table:formula="of:=VLOOKUP([.C609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1102" calcext:value-type="float">
            <text:p>21102</text:p>
          </table:table-cell>
          <table:table-cell table:formula="of:=MOD([.B613];100)" office:value-type="float" office:value="2" calcext:value-type="float">
            <text:p>2</text:p>
          </table:table-cell>
          <table:table-cell table:formula="of:=VLOOKUP([.C613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09" calcext:value-type="float">
            <text:p>409</text:p>
          </table:table-cell>
          <table:table-cell table:number-columns-repeated="102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1102" calcext:value-type="float">
            <text:p>21102</text:p>
          </table:table-cell>
          <table:table-cell table:formula="of:=MOD([.B617];100)" office:value-type="float" office:value="2" calcext:value-type="float">
            <text:p>2</text:p>
          </table:table-cell>
          <table:table-cell table:formula="of:=VLOOKUP([.C617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63" calcext:value-type="float">
            <text:p>463</text:p>
          </table:table-cell>
          <table:table-cell table:number-columns-repeated="102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1102" calcext:value-type="float">
            <text:p>21102</text:p>
          </table:table-cell>
          <table:table-cell table:formula="of:=MOD([.B621];100)" office:value-type="float" office:value="2" calcext:value-type="float">
            <text:p>2</text:p>
          </table:table-cell>
          <table:table-cell table:formula="of:=VLOOKUP([.C621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14" calcext:value-type="float">
            <text:p>814</text:p>
          </table:table-cell>
          <table:table-cell table:number-columns-repeated="102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1102" calcext:value-type="float">
            <text:p>21102</text:p>
          </table:table-cell>
          <table:table-cell table:formula="of:=MOD([.B625];100)" office:value-type="float" office:value="2" calcext:value-type="float">
            <text:p>2</text:p>
          </table:table-cell>
          <table:table-cell table:formula="of:=VLOOKUP([.C625];[$cmd.A$1:$cmd.B$11];2; TRUE())" office:value-type="string" office:string-value="*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30" calcext:value-type="float">
            <text:p>630</text:p>
          </table:table-cell>
          <table:table-cell table:number-columns-repeated="102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06" calcext:value-type="float">
            <text:p>1106</text:p>
          </table:table-cell>
          <table:table-cell table:formula="of:=MOD([.B629];100)" office:value-type="float" office:value="6" calcext:value-type="float">
            <text:p>6</text:p>
          </table:table-cell>
          <table:table-cell table:formula="of:=VLOOKUP([.C629];[$cmd.A$1:$cmd.B$11];2; TRUE())" office:value-type="string" office:string-value="JumpEq0" calcext:value-type="string">
            <text:p>JumpEq0</text:p>
          </table:table-cell>
          <table:table-cell table:number-columns-repeated="1020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1201" calcext:value-type="float">
            <text:p>21201</text:p>
          </table:table-cell>
          <table:table-cell table:formula="of:=MOD([.B632];100)" office:value-type="float" office:value="1" calcext:value-type="float">
            <text:p>1</text:p>
          </table:table-cell>
          <table:table-cell table:formula="of:=VLOOKUP([.C632];[$cmd.A$1:$cmd.B$11];2; TRUE())" office:value-type="string" office:string-value="+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53" calcext:value-type="float">
            <text:p>1453</text:p>
          </table:table-cell>
          <table:table-cell table:number-columns-repeated="102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9" calcext:value-type="float">
            <text:p>109</text:p>
          </table:table-cell>
          <table:table-cell table:formula="of:=MOD([.B636];100)" office:value-type="float" office:value="9" calcext:value-type="float">
            <text:p>9</text:p>
          </table:table-cell>
          <table:table-cell table:formula="of:=VLOOKUP([.C636];[$cmd.A$1:$cmd.B$11];2; TRUE())" office:value-type="string" office:string-value="Base" calcext:value-type="string">
            <text:p>Base</text:p>
          </table:table-cell>
          <table:table-cell table:number-columns-repeated="102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105" calcext:value-type="float">
            <text:p>2105</text:p>
          </table:table-cell>
          <table:table-cell table:formula="of:=MOD([.B638];100)" office:value-type="float" office:value="5" calcext:value-type="float">
            <text:p>5</text:p>
          </table:table-cell>
          <table:table-cell table:formula="of:=VLOOKUP([.C638];[$cmd.A$1:$cmd.B$11];2; TRUE())" office:value-type="string" office:string-value="JumpGT0" calcext:value-type="string">
            <text:p>JumpGT0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art of play grid</text:p>
          </table:table-cell>
          <table:table-cell table:number-columns-repeated="101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610415" calcext:value-type="float">
            <text:p>610415</text:p>
          </table:table-cell>
          <table:table-cell table:number-columns-repeated="1022"/>
        </table:table-row>
      </table:table>
      <table:table table:name="cmd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mpGT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mpEq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Q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op</text:p>
          </table:table-cell>
        </table:table-row>
      </table:table>
      <table:table table:name="Sheet3" table:style-name="ta1">
        <table:table-column table:style-name="co2" table:number-columns-repeated="2" table:default-cell-style-name="Default"/>
        <table:table-column table:style-name="co2" table:default-cell-style-name="ce4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IF([.A1]=2;[.B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[.A2]=2;[.B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formula="of:=IF([.A3]=2;[.B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IF([.A4]=2;[.B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IF([.A5]=2;[.B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IF([.A6]=2;[.B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IF([.A7]=2;[.B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IF([.A8]=2;[.B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IF([.A9]=2;[.B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IF([.A10]=2;[.B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F([.A11]=2;[.B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IF([.A12]=2;[.B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IF([.A13]=2;[.B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IF([.A14]=2;[.B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A15]=2;[.B1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IF([.A16]=2;[.B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IF([.A17]=2;[.B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[.A18]=2;[.B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formula="of:=IF([.A19]=2;[.B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IF([.A20]=2;[.B2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IF([.A21]=2;[.B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IF([.A22]=2;[.B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A23]=2;[.B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IF([.A24]=2;[.B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F([.A25]=2;[.B2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IF([.A26]=2;[.B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IF([.A27]=2;[.B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A28]=2;[.B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A29]=2;[.B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IF([.A30]=2;[.B3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IF([.A31]=2;[.B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IF([.A32]=2;[.B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IF([.A33]=2;[.B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F([.A34]=2;[.B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[.A35]=2;[.B3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[.A36]=2;[.B3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IF([.A37]=2;[.B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[.A38]=2;[.B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IF([.A39]=2;[.B3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IF([.A40]=2;[.B4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IF([.A41]=2;[.B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A42]=2;[.B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IF([.A43]=2;[.B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IF([.A44]=2;[.B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IF([.A45]=2;[.B4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IF([.A46]=2;[.B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IF([.A47]=2;[.B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IF([.A48]=2;[.B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[.A49]=2;[.B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0]=2;[.B5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IF([.A51]=2;[.B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IF([.A52]=2;[.B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IF([.A53]=2;[.B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A54]=2;[.B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([.A55]=2;[.B5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[.A56]=2;[.B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IF([.A57]=2;[.B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IF([.A58]=2;[.B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([.A59]=2;[.B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IF([.A60]=2;[.B6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IF([.A61]=2;[.B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IF([.A62]=2;[.B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IF([.A63]=2;[.B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[.A64]=2;[.B6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IF([.A65]=2;[.B6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IF([.A66]=2;[.B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IF([.A67]=2;[.B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IF([.A68]=2;[.B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[.A69]=2;[.B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[.A70]=2;[.B7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IF([.A71]=2;[.B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IF([.A72]=2;[.B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([.A73]=2;[.B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IF([.A74]=2;[.B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IF([.A75]=2;[.B7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IF([.A76]=2;[.B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IF([.A77]=2;[.B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IF([.A78]=2;[.B78]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IF([.A79]=2;[.B79]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IF([.A80]=2;[.B8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[.A81]=2;[.B81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formula="of:=IF([.A82]=2;[.B82]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([.A83]=2;[.B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IF([.A84]=2;[.B84]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IF([.A85]=2;[.B85]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IF([.A86]=2;[.B86]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IF([.A87]=2;[.B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IF([.A88]=2;[.B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A89]=2;[.B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IF([.A90]=2;[.B90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IF([.A91]=2;[.B91]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IF([.A92]=2;[.B92]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IF([.A93]=2;[.B93]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IF([.A94]=2;[.B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IF([.A95]=2;[.B95]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IF([.A96]=2;[.B96]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IF([.A97]=2;[.B97]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IF([.A98]=2;[.B98]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IF([.A99]=2;[.B99]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[.A100]=2;[.B10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formula="of:=IF([.A101]=2;[.B101]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formula="of:=IF([.A102]=2;[.B102];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IF([.A103]=2;[.B103]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IF([.A104]=2;[.B104]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IF([.A105]=2;[.B10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IF([.A106]=2;[.B106];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IF([.A107]=2;[.B1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([.A108]=2;[.B10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IF([.A109]=2;[.B1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IF([.A110]=2;[.B110]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111]=2;[.B1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A112]=2;[.B1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A113]=2;[.B1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IF([.A114]=2;[.B1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IF([.A115]=2;[.B115]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IF([.A116]=2;[.B1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IF([.A117]=2;[.B1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formula="of:=IF([.A118]=2;[.B118]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IF([.A119]=2;[.B119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IF([.A120]=2;[.B12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A121]=2;[.B1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IF([.A122]=2;[.B1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IF([.A123]=2;[.B123]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IF([.A124]=2;[.B12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IF([.A125]=2;[.B12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formula="of:=IF([.A126]=2;[.B126];0)"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IF([.A127]=2;[.B12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IF([.A128]=2;[.B1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IF([.A129]=2;[.B1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IF([.A130]=2;[.B13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formula="of:=IF([.A131]=2;[.B131]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IF([.A132]=2;[.B132]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IF([.A133]=2;[.B1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IF([.A134]=2;[.B134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IF([.A135]=2;[.B135]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formula="of:=IF([.A136]=2;[.B136]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IF([.A137]=2;[.B137]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([.A138]=2;[.B1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IF([.A139]=2;[.B13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formula="of:=IF([.A140]=2;[.B140]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[.A141]=2;[.B141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IF([.A142]=2;[.B1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A143]=2;[.B1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formula="of:=IF([.A144]=2;[.B144]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[.A145]=2;[.B14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IF([.A146]=2;[.B146];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IF([.A147]=2;[.B1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formula="of:=IF([.A148]=2;[.B1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IF([.A149]=2;[.B1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IF([.A150]=2;[.B15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IF([.A151]=2;[.B1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IF([.A152]=2;[.B152]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IF([.A153]=2;[.B153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IF([.A154]=2;[.B154]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F([.A155]=2;[.B15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IF([.A156]=2;[.B1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IF([.A157]=2;[.B1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IF([.A158]=2;[.B158]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IF([.A159]=2;[.B159]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IF([.A160]=2;[.B160]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formula="of:=IF([.A161]=2;[.B161]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F([.A162]=2;[.B1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IF([.A163]=2;[.B1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IF([.A164]=2;[.B164]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IF([.A165]=2;[.B165]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IF([.A166]=2;[.B1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A167]=2;[.B16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F([.A168]=2;[.B1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IF([.A169]=2;[.B169]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IF([.A170]=2;[.B17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IF([.A171]=2;[.B171]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IF([.A172]=2;[.B172]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F([.A173]=2;[.B1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IF([.A174]=2;[.B174]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IF([.A175]=2;[.B175]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IF([.A176]=2;[.B176]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IF([.A177]=2;[.B1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IF([.A178]=2;[.B178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A179]=2;[.B179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[.A180]=2;[.B18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formula="of:=IF([.A181]=2;[.B181]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A182]=2;[.B18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formula="of:=IF([.A183]=2;[.B183]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A184]=2;[.B1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IF([.A185]=2;[.B18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formula="of:=IF([.A186]=2;[.B1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IF([.A187]=2;[.B1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IF([.A188]=2;[.B188]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IF([.A189]=2;[.B1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([.A190]=2;[.B19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IF([.A191]=2;[.B191]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A192]=2;[.B192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IF([.A193]=2;[.B193]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IF([.A194]=2;[.B1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IF([.A195]=2;[.B195]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IF([.A196]=2;[.B196]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IF([.A197]=2;[.B1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IF([.A198]=2;[.B198]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IF([.A199]=2;[.B19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IF([.A200]=2;[.B200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IF([.A201]=2;[.B201]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IF([.A202]=2;[.B202]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IF([.A203]=2;[.B203]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IF([.A204]=2;[.B20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IF([.A205]=2;[.B20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IF([.A206]=2;[.B206]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IF([.A207]=2;[.B207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IF([.A208]=2;[.B208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IF([.A209]=2;[.B2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IF([.A210]=2;[.B210]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formula="of:=IF([.A211]=2;[.B211];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IF([.A212]=2;[.B2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F([.A213]=2;[.B2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IF([.A214]=2;[.B2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F([.A215]=2;[.B21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IF([.A216]=2;[.B216]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F([.A217]=2;[.B217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[.A218]=2;[.B2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([.A219]=2;[.B2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IF([.A220]=2;[.B220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IF([.A221]=2;[.B2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IF([.A222]=2;[.B2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IF([.A223]=2;[.B2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IF([.A224]=2;[.B2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formula="of:=IF([.A225]=2;[.B225]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IF([.A226]=2;[.B226]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IF([.A227]=2;[.B227]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IF([.A228]=2;[.B2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([.A229]=2;[.B2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IF([.A230]=2;[.B23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IF([.A231]=2;[.B231]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IF([.A232]=2;[.B232]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formula="of:=IF([.A233]=2;[.B233]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IF([.A234]=2;[.B2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IF([.A235]=2;[.B235]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IF([.A236]=2;[.B236]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IF([.A237]=2;[.B237]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IF([.A238]=2;[.B238]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IF([.A239]=2;[.B239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IF([.A240]=2;[.B24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IF([.A241]=2;[.B2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IF([.A242]=2;[.B2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[.A243]=2;[.B243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IF([.A244]=2;[.B244]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IF([.A245]=2;[.B24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A246]=2;[.B24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IF([.A247]=2;[.B247]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IF([.A248]=2;[.B248]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IF([.A249]=2;[.B2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formula="of:=IF([.A250]=2;[.B250]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IF([.A251]=2;[.B2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IF([.A252]=2;[.B2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A253]=2;[.B2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IF([.A254]=2;[.B2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IF([.A255]=2;[.B25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IF([.A256]=2;[.B256]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IF([.A257]=2;[.B257]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58]=2;[.B2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A259]=2;[.B2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A260]=2;[.B26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[.A261]=2;[.B2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IF([.A262]=2;[.B262]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IF([.A263]=2;[.B263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IF([.A264]=2;[.B264]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IF([.A265]=2;[.B265]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IF([.A266]=2;[.B266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formula="of:=IF([.A267]=2;[.B267]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A268]=2;[.B2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([.A269]=2;[.B2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A270]=2;[.B270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IF([.A271]=2;[.B271]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formula="of:=IF([.A272]=2;[.B272]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IF([.A273]=2;[.B2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A274]=2;[.B2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IF([.A275]=2;[.B27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IF([.A276]=2;[.B2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IF([.A277]=2;[.B277];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[.A278]=2;[.B2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IF([.A279]=2;[.B2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IF([.A280]=2;[.B280];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A281]=2;[.B28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A282]=2;[.B282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A283]=2;[.B28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formula="of:=IF([.A284]=2;[.B284]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[.A285]=2;[.B285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IF([.A286]=2;[.B2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A287]=2;[.B2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IF([.A288]=2;[.B288]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formula="of:=IF([.A289]=2;[.B289]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formula="of:=IF([.A290]=2;[.B290]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IF([.A291]=2;[.B291];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IF([.A292]=2;[.B292]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IF([.A293]=2;[.B293]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IF([.A294]=2;[.B294]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IF([.A295]=2;[.B29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A296]=2;[.B2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IF([.A297]=2;[.B2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IF([.A298]=2;[.B29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IF([.A299]=2;[.B29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IF([.A300]=2;[.B30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formula="of:=IF([.A301]=2;[.B301]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IF([.A302]=2;[.B30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IF([.A303]=2;[.B30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IF([.A304]=2;[.B304]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IF([.A305]=2;[.B305];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IF([.A306]=2;[.B306]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IF([.A307]=2;[.B3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formula="of:=IF([.A308]=2;[.B308]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F([.A309]=2;[.B3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IF([.A310]=2;[.B3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IF([.A311]=2;[.B3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IF([.A312]=2;[.B3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IF([.A313]=2;[.B313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IF([.A314]=2;[.B3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IF([.A315]=2;[.B31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IF([.A316]=2;[.B3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IF([.A317]=2;[.B3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formula="of:=IF([.A318]=2;[.B318]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IF([.A319]=2;[.B3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formula="of:=IF([.A320]=2;[.B320]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IF([.A321]=2;[.B3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IF([.A322]=2;[.B3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A323]=2;[.B3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IF([.A324]=2;[.B324]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[.A325]=2;[.B32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IF([.A326]=2;[.B3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IF([.A327]=2;[.B327]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IF([.A328]=2;[.B3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IF([.A329]=2;[.B329]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IF([.A330]=2;[.B330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IF([.A331]=2;[.B331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IF([.A332]=2;[.B3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IF([.A333]=2;[.B3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IF([.A334]=2;[.B3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IF([.A335]=2;[.B33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IF([.A336]=2;[.B336]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IF([.A337]=2;[.B3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IF([.A338]=2;[.B3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IF([.A339]=2;[.B339];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IF([.A340]=2;[.B340]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IF([.A341]=2;[.B3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IF([.A342]=2;[.B3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IF([.A343]=2;[.B3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[.A344]=2;[.B344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IF([.A345]=2;[.B34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IF([.A346]=2;[.B3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IF([.A347]=2;[.B3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formula="of:=IF([.A348]=2;[.B348]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formula="of:=IF([.A349]=2;[.B349];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[.A350]=2;[.B350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formula="of:=IF([.A351]=2;[.B351]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IF([.A352]=2;[.B3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IF([.A353]=2;[.B353]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A354]=2;[.B354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55]=2;[.B35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IF([.A356]=2;[.B356]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IF([.A357]=2;[.B357]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A358]=2;[.B3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IF([.A359]=2;[.B359]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formula="of:=IF([.A360]=2;[.B360]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IF([.A361]=2;[.B361];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[.A362]=2;[.B362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formula="of:=IF([.A363]=2;[.B363]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IF([.A364]=2;[.B364];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IF([.A365]=2;[.B365]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IF([.A366]=2;[.B366]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IF([.A367]=2;[.B3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IF([.A368]=2;[.B3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A369]=2;[.B3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IF([.A370]=2;[.B37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IF([.A371]=2;[.B3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IF([.A372]=2;[.B3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IF([.A373]=2;[.B373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A374]=2;[.B3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[.A375]=2;[.B37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IF([.A376]=2;[.B3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formula="of:=IF([.A377]=2;[.B377]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IF([.A378]=2;[.B3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IF([.A379]=2;[.B379]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IF([.A380]=2;[.B380]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formula="of:=IF([.A381]=2;[.B381]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IF([.A382]=2;[.B382]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IF([.A383]=2;[.B383]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IF([.A384]=2;[.B3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[.A385]=2;[.B38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IF([.A386]=2;[.B386]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IF([.A387]=2;[.B3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formula="of:=IF([.A388]=2;[.B388];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IF([.A389]=2;[.B389]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IF([.A390]=2;[.B39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IF([.A391]=2;[.B3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IF([.A392]=2;[.B392]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IF([.A393]=2;[.B393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A394]=2;[.B3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IF([.A395]=2;[.B395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formula="of:=IF([.A396]=2;[.B396];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[.A397]=2;[.B3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A398]=2;[.B398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IF([.A399]=2;[.B399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F([.A400]=2;[.B40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IF([.A401]=2;[.B401];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F([.A402]=2;[.B40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IF([.A403]=2;[.B40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A404]=2;[.B404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formula="of:=IF([.A405]=2;[.B405]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A406]=2;[.B40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IF([.A407]=2;[.B4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IF([.A408]=2;[.B40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IF([.A409]=2;[.B4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IF([.A410]=2;[.B410]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IF([.A411]=2;[.B4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IF([.A412]=2;[.B412]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IF([.A413]=2;[.B413]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A414]=2;[.B4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IF([.A415]=2;[.B415];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formula="of:=IF([.A416]=2;[.B416]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([.A417]=2;[.B4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IF([.A418]=2;[.B4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IF([.A419]=2;[.B4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IF([.A420]=2;[.B42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IF([.A421]=2;[.B4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IF([.A422]=2;[.B422]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IF([.A423]=2;[.B423]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IF([.A424]=2;[.B4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IF([.A425]=2;[.B425]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IF([.A426]=2;[.B4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IF([.A427]=2;[.B4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IF([.A428]=2;[.B4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IF([.A429]=2;[.B429];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A430]=2;[.B430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IF([.A431]=2;[.B4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IF([.A432]=2;[.B432]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[.A433]=2;[.B433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IF([.A434]=2;[.B43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IF([.A435]=2;[.B435]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IF([.A436]=2;[.B436]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IF([.A437]=2;[.B437];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IF([.A438]=2;[.B438]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IF([.A439]=2;[.B439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IF([.A440]=2;[.B440];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IF([.A441]=2;[.B441]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IF([.A442]=2;[.B442]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IF([.A443]=2;[.B4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IF([.A444]=2;[.B4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IF([.A445]=2;[.B44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[.A446]=2;[.B4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IF([.A447]=2;[.B4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[.A448]=2;[.B4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IF([.A449]=2;[.B4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IF([.A450]=2;[.B450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IF([.A451]=2;[.B4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[.A452]=2;[.B452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IF([.A453]=2;[.B453];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IF([.A454]=2;[.B454]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IF([.A455]=2;[.B455]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[.A456]=2;[.B4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IF([.A457]=2;[.B457]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IF([.A458]=2;[.B458]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[.A459]=2;[.B4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IF([.A460]=2;[.B460]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IF([.A461]=2;[.B461]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IF([.A462]=2;[.B462]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IF([.A463]=2;[.B4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IF([.A464]=2;[.B464]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IF([.A465]=2;[.B465];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IF([.A466]=2;[.B4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IF([.A467]=2;[.B467]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IF([.A468]=2;[.B468]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IF([.A469]=2;[.B469]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IF([.A470]=2;[.B47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IF([.A471]=2;[.B471];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IF([.A472]=2;[.B4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IF([.A473]=2;[.B4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[.A474]=2;[.B474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IF([.A475]=2;[.B475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[.A476]=2;[.B4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IF([.A477]=2;[.B477]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[.A478]=2;[.B4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IF([.A479]=2;[.B4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[.A480]=2;[.B48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A481]=2;[.B48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formula="of:=IF([.A482]=2;[.B48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[.A483]=2;[.B4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IF([.A484]=2;[.B4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IF([.A485]=2;[.B485]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IF([.A486]=2;[.B486]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IF([.A487]=2;[.B487]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IF([.A488]=2;[.B4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IF([.A489]=2;[.B489]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IF([.A490]=2;[.B49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IF([.A491]=2;[.B491]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([.A492]=2;[.B49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formula="of:=IF([.A493]=2;[.B493];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IF([.A494]=2;[.B494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IF([.A495]=2;[.B495]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IF([.A496]=2;[.B4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IF([.A497]=2;[.B4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IF([.A498]=2;[.B498]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formula="of:=IF([.A499]=2;[.B499]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([.A500]=2;[.B50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formula="of:=IF([.A501]=2;[.B501]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A502]=2;[.B502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IF([.A503]=2;[.B503]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IF([.A504]=2;[.B50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IF([.A505]=2;[.B50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IF([.A506]=2;[.B50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IF([.A507]=2;[.B5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IF([.A508]=2;[.B508]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09]=2;[.B509]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IF([.A510]=2;[.B510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IF([.A511]=2;[.B511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IF([.A512]=2;[.B5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IF([.A513]=2;[.B513]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IF([.A514]=2;[.B5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A515]=2;[.B515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IF([.A516]=2;[.B516]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([.A517]=2;[.B5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IF([.A518]=2;[.B5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IF([.A519]=2;[.B5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IF([.A520]=2;[.B52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IF([.A521]=2;[.B5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IF([.A522]=2;[.B522]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IF([.A523]=2;[.B523]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formula="of:=IF([.A524]=2;[.B524]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IF([.A525]=2;[.B525]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IF([.A526]=2;[.B5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IF([.A527]=2;[.B527]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IF([.A528]=2;[.B528]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IF([.A529]=2;[.B5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[.A530]=2;[.B53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F([.A531]=2;[.B5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IF([.A532]=2;[.B5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[.A533]=2;[.B5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F([.A534]=2;[.B5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IF([.A535]=2;[.B53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A536]=2;[.B53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A537]=2;[.B5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IF([.A538]=2;[.B538]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IF([.A539]=2;[.B539]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IF([.A540]=2;[.B540]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IF([.A541]=2;[.B541]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[.A542]=2;[.B5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IF([.A543]=2;[.B5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IF([.A544]=2;[.B5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IF([.A545]=2;[.B54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formula="of:=IF([.A546]=2;[.B546];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F([.A547]=2;[.B5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IF([.A548]=2;[.B548];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IF([.A549]=2;[.B549]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IF([.A550]=2;[.B550]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IF([.A551]=2;[.B5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IF([.A552]=2;[.B552]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IF([.A553]=2;[.B5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IF([.A554]=2;[.B5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.A555]=2;[.B55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IF([.A556]=2;[.B5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IF([.A557]=2;[.B5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IF([.A558]=2;[.B558]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IF([.A559]=2;[.B5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IF([.A560]=2;[.B560]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IF([.A561]=2;[.B561]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IF([.A562]=2;[.B562];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formula="of:=IF([.A563]=2;[.B563]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IF([.A564]=2;[.B564];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formula="of:=IF([.A565]=2;[.B565]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A566]=2;[.B5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IF([.A567]=2;[.B5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IF([.A568]=2;[.B5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[.A569]=2;[.B5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IF([.A570]=2;[.B57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IF([.A571]=2;[.B5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A572]=2;[.B572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[.A573]=2;[.B573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IF([.A574]=2;[.B5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IF([.A575]=2;[.B575];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IF([.A576]=2;[.B576]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IF([.A577]=2;[.B577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[.A578]=2;[.B578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A579]=2;[.B5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IF([.A580]=2;[.B58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A581]=2;[.B581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IF([.A582]=2;[.B582];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IF([.A583]=2;[.B583]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formula="of:=IF([.A584]=2;[.B584]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IF([.A585]=2;[.B585]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A586]=2;[.B5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IF([.A587]=2;[.B5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F([.A588]=2;[.B5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IF([.A589]=2;[.B589]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IF([.A590]=2;[.B590]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IF([.A591]=2;[.B5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IF([.A592]=2;[.B59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IF([.A593]=2;[.B59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IF([.A594]=2;[.B5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IF([.A595]=2;[.B59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IF([.A596]=2;[.B5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IF([.A597]=2;[.B5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[.A598]=2;[.B59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IF([.A599]=2;[.B59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IF([.A600]=2;[.B60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IF([.A601]=2;[.B60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IF([.A602]=2;[.B60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IF([.A603]=2;[.B60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A604]=2;[.B60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IF([.A605]=2;[.B60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IF([.A606]=2;[.B60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[.A607]=2;[.B6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IF([.A608]=2;[.B60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F([.A609]=2;[.B6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IF([.A610]=2;[.B6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IF([.A611]=2;[.B6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A612]=2;[.B6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IF([.A613]=2;[.B6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IF([.A614]=2;[.B6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[.A615]=2;[.B61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IF([.A616]=2;[.B6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IF([.A617]=2;[.B6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[.A618]=2;[.B6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IF([.A619]=2;[.B6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([.A620]=2;[.B62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IF([.A621]=2;[.B6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F([.A622]=2;[.B6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IF([.A623]=2;[.B6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[.A624]=2;[.B6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F([.A625]=2;[.B62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IF([.A626]=2;[.B6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F([.A627]=2;[.B6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F([.A628]=2;[.B6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[.A629]=2;[.B6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IF([.A630]=2;[.B63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IF([.A631]=2;[.B6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IF([.A632]=2;[.B6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IF([.A633]=2;[.B6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IF([.A634]=2;[.B6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IF([.A635]=2;[.B63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[.A636]=2;[.B63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IF([.A637]=2;[.B6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([.A638]=2;[.B6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[.A639]=2;[.B63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[.A640]=2;[.B64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F([.A641]=2;[.B6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A642]=2;[.B6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IF([.A643]=2;[.B6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IF([.A644]=2;[.B6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IF([.A645]=2;[.B64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IF([.A646]=2;[.B6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([.A647]=2;[.B6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IF([.A648]=2;[.B6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IF([.A649]=2;[.B6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IF([.A650]=2;[.B65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IF([.A651]=2;[.B6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IF([.A652]=2;[.B6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IF([.A653]=2;[.B6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F([.A654]=2;[.B6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IF([.A655]=2;[.B65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IF([.A656]=2;[.B6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IF([.A657]=2;[.B6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A658]=2;[.B6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IF([.A659]=2;[.B6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[.A660]=2;[.B66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IF([.A661]=2;[.B6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A662]=2;[.B6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IF([.A663]=2;[.B6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IF([.A664]=2;[.B66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IF([.A665]=2;[.B66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IF([.A666]=2;[.B6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IF([.A667]=2;[.B6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IF([.A668]=2;[.B6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IF([.A669]=2;[.B6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A670]=2;[.B67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F([.A671]=2;[.B6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A672]=2;[.B6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IF([.A673]=2;[.B6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IF([.A674]=2;[.B6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IF([.A675]=2;[.B67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IF([.A676]=2;[.B6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([.A677]=2;[.B6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IF([.A678]=2;[.B6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IF([.A679]=2;[.B6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IF([.A680]=2;[.B68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IF([.A681]=2;[.B68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IF([.A682]=2;[.B68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[.A683]=2;[.B6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IF([.A684]=2;[.B6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IF([.A685]=2;[.B68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A686]=2;[.B6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IF([.A687]=2;[.B6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IF([.A688]=2;[.B6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IF([.A689]=2;[.B6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IF([.A690]=2;[.B69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IF([.A691]=2;[.B6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IF([.A692]=2;[.B69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[.A693]=2;[.B69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IF([.A694]=2;[.B6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[.A695]=2;[.B69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IF([.A696]=2;[.B6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[.A697]=2;[.B6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IF([.A698]=2;[.B69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IF([.A699]=2;[.B69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([.A700]=2;[.B70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IF([.A701]=2;[.B70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IF([.A702]=2;[.B70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IF([.A703]=2;[.B70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IF([.A704]=2;[.B70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IF([.A705]=2;[.B70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IF([.A706]=2;[.B70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IF([.A707]=2;[.B7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A708]=2;[.B70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IF([.A709]=2;[.B7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IF([.A710]=2;[.B7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11]=2;[.B7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IF([.A712]=2;[.B7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IF([.A713]=2;[.B7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IF([.A714]=2;[.B7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IF([.A715]=2;[.B71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IF([.A716]=2;[.B7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IF([.A717]=2;[.B7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IF([.A718]=2;[.B7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[.A719]=2;[.B7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IF([.A720]=2;[.B72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IF([.A721]=2;[.B7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IF([.A722]=2;[.B7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([.A723]=2;[.B7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IF([.A724]=2;[.B7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A725]=2;[.B72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IF([.A726]=2;[.B7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F([.A727]=2;[.B7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IF([.A728]=2;[.B7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IF([.A729]=2;[.B7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IF([.A730]=2;[.B73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IF([.A731]=2;[.B7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IF([.A732]=2;[.B7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IF([.A733]=2;[.B7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IF([.A734]=2;[.B73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IF([.A735]=2;[.B73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IF([.A736]=2;[.B73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IF([.A737]=2;[.B7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A738]=2;[.B73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IF([.A739]=2;[.B73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A740]=2;[.B74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A741]=2;[.B74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IF([.A742]=2;[.B7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IF([.A743]=2;[.B74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[.A744]=2;[.B74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([.A745]=2;[.B74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[.A746]=2;[.B7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IF([.A747]=2;[.B74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IF([.A748]=2;[.B74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A749]=2;[.B74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F([.A750]=2;[.B75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F([.A751]=2;[.B75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A752]=2;[.B7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A753]=2;[.B75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IF([.A754]=2;[.B75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([.A755]=2;[.B75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[.A756]=2;[.B75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IF([.A757]=2;[.B75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IF([.A758]=2;[.B75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IF([.A759]=2;[.B7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IF([.A760]=2;[.B76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IF([.A761]=2;[.B7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F([.A762]=2;[.B76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([.A763]=2;[.B7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IF([.A764]=2;[.B76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IF([.A765]=2;[.B76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IF([.A766]=2;[.B76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IF([.A767]=2;[.B7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IF([.A768]=2;[.B76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IF([.A769]=2;[.B76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([.A770]=2;[.B77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F([.A771]=2;[.B77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IF([.A772]=2;[.B77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A773]=2;[.B77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F([.A774]=2;[.B77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([.A775]=2;[.B77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IF([.A776]=2;[.B77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IF([.A777]=2;[.B77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IF([.A778]=2;[.B77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IF([.A779]=2;[.B7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IF([.A780]=2;[.B78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[.A781]=2;[.B78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[.A782]=2;[.B78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[.A783]=2;[.B78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IF([.A784]=2;[.B78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IF([.A785]=2;[.B78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IF([.A786]=2;[.B78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IF([.A787]=2;[.B78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F([.A788]=2;[.B78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IF([.A789]=2;[.B78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IF([.A790]=2;[.B79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IF([.A791]=2;[.B7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IF([.A792]=2;[.B79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[.A793]=2;[.B79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IF([.A794]=2;[.B79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IF([.A795]=2;[.B79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IF([.A796]=2;[.B7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A797]=2;[.B79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IF([.A798]=2;[.B79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F([.A799]=2;[.B79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IF([.A800]=2;[.B80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IF([.A801]=2;[.B80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A802]=2;[.B80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IF([.A803]=2;[.B80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IF([.A804]=2;[.B80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([.A805]=2;[.B80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IF([.A806]=2;[.B80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F([.A807]=2;[.B80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[.A808]=2;[.B80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IF([.A809]=2;[.B80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[.A810]=2;[.B8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F([.A811]=2;[.B8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F([.A812]=2;[.B8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IF([.A813]=2;[.B8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IF([.A814]=2;[.B81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 table:formula="of:=SUM([.C1:.C814])" office:value-type="float" office:value="13537" calcext:value-type="float">
            <text:p>13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7T20:33:49.045806869</dc:date>
    <meta:editing-duration>PT1M30S</meta:editing-duration>
    <meta:editing-cycles>2</meta:editing-cycles>
    <meta:generator>LibreOffice/7.3.6.2$Linux_X86_64 LibreOffice_project/30$Build-2</meta:generator>
    <meta:document-statistic meta:table-count="3" meta:cell-count="7392" meta:object-count="0"/>
  </office:meta>
</office:document-meta>
</file>